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3.947cm" table:align="left"/>
    </style:style>
    <style:style style:name="Table1.A" style:family="table-column">
      <style:table-column-properties style:column-width="1.939cm"/>
    </style:style>
    <style:style style:name="Table1.B" style:family="table-column">
      <style:table-column-properties style:column-width="2.122cm"/>
    </style:style>
    <style:style style:name="Table1.C" style:family="table-column">
      <style:table-column-properties style:column-width="6.417cm"/>
    </style:style>
    <style:style style:name="Table1.D" style:family="table-column">
      <style:table-column-properties style:column-width="1.341cm"/>
    </style:style>
    <style:style style:name="Table1.E" style:family="table-column">
      <style:table-column-properties style:column-width="1.034cm"/>
    </style:style>
    <style:style style:name="Table1.F" style:family="table-column">
      <style:table-column-properties style:column-width="1.095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0.169cm" table:align="left"/>
    </style:style>
    <style:style style:name="Table2.A" style:family="table-column">
      <style:table-column-properties style:column-width="1.939cm"/>
    </style:style>
    <style:style style:name="Table2.B" style:family="table-column">
      <style:table-column-properties style:column-width="2.122cm"/>
    </style:style>
    <style:style style:name="Table2.C" style:family="table-column">
      <style:table-column-properties style:column-width="2.639cm"/>
    </style:style>
    <style:style style:name="Table2.D" style:family="table-column">
      <style:table-column-properties style:column-width="1.341cm"/>
    </style:style>
    <style:style style:name="Table2.E" style:family="table-column">
      <style:table-column-properties style:column-width="1.034cm"/>
    </style:style>
    <style:style style:name="Table2.F" style:family="table-column">
      <style:table-column-properties style:column-width="1.095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1.326cm" table:align="left"/>
    </style:style>
    <style:style style:name="Table3.A" style:family="table-column">
      <style:table-column-properties style:column-width="1.939cm"/>
    </style:style>
    <style:style style:name="Table3.B" style:family="table-column">
      <style:table-column-properties style:column-width="2.122cm"/>
    </style:style>
    <style:style style:name="Table3.C" style:family="table-column">
      <style:table-column-properties style:column-width="3.796cm"/>
    </style:style>
    <style:style style:name="Table3.D" style:family="table-column">
      <style:table-column-properties style:column-width="1.341cm"/>
    </style:style>
    <style:style style:name="Table3.E" style:family="table-column">
      <style:table-column-properties style:column-width="1.034cm"/>
    </style:style>
    <style:style style:name="Table3.F" style:family="table-column">
      <style:table-column-properties style:column-width="1.095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1.909cm"/>
    </style:style>
    <style:style style:name="Table4.B" style:family="table-column">
      <style:table-column-properties style:column-width="2.113cm"/>
    </style:style>
    <style:style style:name="Table4.C" style:family="table-column">
      <style:table-column-properties style:column-width="9.504cm"/>
    </style:style>
    <style:style style:name="Table4.D" style:family="table-column">
      <style:table-column-properties style:column-width="1.335cm"/>
    </style:style>
    <style:style style:name="Table4.E" style:family="table-column">
      <style:table-column-properties style:column-width="1.028cm"/>
    </style:style>
    <style:style style:name="Table4.F" style:family="table-column">
      <style:table-column-properties style:column-width="1.111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7cm" table:align="left"/>
    </style:style>
    <style:style style:name="Table5.A" style:family="table-column">
      <style:table-column-properties style:column-width="1.907cm"/>
    </style:style>
    <style:style style:name="Table5.B" style:family="table-column">
      <style:table-column-properties style:column-width="2.122cm"/>
    </style:style>
    <style:style style:name="Table5.C" style:family="table-column">
      <style:table-column-properties style:column-width="9.514cm"/>
    </style:style>
    <style:style style:name="Table5.D" style:family="table-column">
      <style:table-column-properties style:column-width="1.335cm"/>
    </style:style>
    <style:style style:name="Table5.E" style:family="table-column">
      <style:table-column-properties style:column-width="1.028cm"/>
    </style:style>
    <style:style style:name="Table5.F" style:family="table-column">
      <style:table-column-properties style:column-width="1.094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7cm" table:align="left"/>
    </style:style>
    <style:style style:name="Table6.A" style:family="table-column">
      <style:table-column-properties style:column-width="1.907cm"/>
    </style:style>
    <style:style style:name="Table6.B" style:family="table-column">
      <style:table-column-properties style:column-width="2.113cm"/>
    </style:style>
    <style:style style:name="Table6.C" style:family="table-column">
      <style:table-column-properties style:column-width="9.506cm"/>
    </style:style>
    <style:style style:name="Table6.D" style:family="table-column">
      <style:table-column-properties style:column-width="1.335cm"/>
    </style:style>
    <style:style style:name="Table6.E" style:family="table-column">
      <style:table-column-properties style:column-width="1.028cm"/>
    </style:style>
    <style:style style:name="Table6.F" style:family="table-column">
      <style:table-column-properties style:column-width="1.111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7cm" table:align="left"/>
    </style:style>
    <style:style style:name="Table7.A" style:family="table-column">
      <style:table-column-properties style:column-width="1.907cm"/>
    </style:style>
    <style:style style:name="Table7.B" style:family="table-column">
      <style:table-column-properties style:column-width="2.115cm"/>
    </style:style>
    <style:style style:name="Table7.C" style:family="table-column">
      <style:table-column-properties style:column-width="9.52cm"/>
    </style:style>
    <style:style style:name="Table7.D" style:family="table-column">
      <style:table-column-properties style:column-width="1.335cm"/>
    </style:style>
    <style:style style:name="Table7.E" style:family="table-column">
      <style:table-column-properties style:column-width="1.028cm"/>
    </style:style>
    <style:style style:name="Table7.F" style:family="table-column">
      <style:table-column-properties style:column-width="1.095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7cm" table:align="left"/>
    </style:style>
    <style:style style:name="Table8.A" style:family="table-column">
      <style:table-column-properties style:column-width="1.909cm"/>
    </style:style>
    <style:style style:name="Table8.B" style:family="table-column">
      <style:table-column-properties style:column-width="2.113cm"/>
    </style:style>
    <style:style style:name="Table8.C" style:family="table-column">
      <style:table-column-properties style:column-width="9.521cm"/>
    </style:style>
    <style:style style:name="Table8.D" style:family="table-column">
      <style:table-column-properties style:column-width="1.335cm"/>
    </style:style>
    <style:style style:name="Table8.E" style:family="table-column">
      <style:table-column-properties style:column-width="1.028cm"/>
    </style:style>
    <style:style style:name="Table8.F" style:family="table-column">
      <style:table-column-properties style:column-width="1.094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1.464cm" table:align="left"/>
    </style:style>
    <style:style style:name="Table9.A" style:family="table-column">
      <style:table-column-properties style:column-width="1.939cm"/>
    </style:style>
    <style:style style:name="Table9.B" style:family="table-column">
      <style:table-column-properties style:column-width="2.122cm"/>
    </style:style>
    <style:style style:name="Table9.C" style:family="table-column">
      <style:table-column-properties style:column-width="3.933cm"/>
    </style:style>
    <style:style style:name="Table9.D" style:family="table-column">
      <style:table-column-properties style:column-width="1.341cm"/>
    </style:style>
    <style:style style:name="Table9.E" style:family="table-column">
      <style:table-column-properties style:column-width="1.034cm"/>
    </style:style>
    <style:style style:name="Table9.F" style:family="table-column">
      <style:table-column-properties style:column-width="1.095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15.997cm" table:align="left"/>
    </style:style>
    <style:style style:name="Table10.A" style:family="table-column">
      <style:table-column-properties style:column-width="1.939cm"/>
    </style:style>
    <style:style style:name="Table10.B" style:family="table-column">
      <style:table-column-properties style:column-width="2.122cm"/>
    </style:style>
    <style:style style:name="Table10.C" style:family="table-column">
      <style:table-column-properties style:column-width="8.449cm"/>
    </style:style>
    <style:style style:name="Table10.D" style:family="table-column">
      <style:table-column-properties style:column-width="1.341cm"/>
    </style:style>
    <style:style style:name="Table10.E" style:family="table-column">
      <style:table-column-properties style:column-width="1.034cm"/>
    </style:style>
    <style:style style:name="Table10.F" style:family="table-column">
      <style:table-column-properties style:column-width="1.113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15.997cm" table:align="left"/>
    </style:style>
    <style:style style:name="Table11.A" style:family="table-column">
      <style:table-column-properties style:column-width="1.939cm"/>
    </style:style>
    <style:style style:name="Table11.B" style:family="table-column">
      <style:table-column-properties style:column-width="2.122cm"/>
    </style:style>
    <style:style style:name="Table11.C" style:family="table-column">
      <style:table-column-properties style:column-width="8.449cm"/>
    </style:style>
    <style:style style:name="Table11.D" style:family="table-column">
      <style:table-column-properties style:column-width="1.341cm"/>
    </style:style>
    <style:style style:name="Table11.E" style:family="table-column">
      <style:table-column-properties style:column-width="1.034cm"/>
    </style:style>
    <style:style style:name="Table11.F" style:family="table-column">
      <style:table-column-properties style:column-width="1.113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15.979cm" table:align="left"/>
    </style:style>
    <style:style style:name="Table12.A" style:family="table-column">
      <style:table-column-properties style:column-width="1.939cm"/>
    </style:style>
    <style:style style:name="Table12.B" style:family="table-column">
      <style:table-column-properties style:column-width="2.122cm"/>
    </style:style>
    <style:style style:name="Table12.C" style:family="table-column">
      <style:table-column-properties style:column-width="8.449cm"/>
    </style:style>
    <style:style style:name="Table12.D" style:family="table-column">
      <style:table-column-properties style:column-width="1.341cm"/>
    </style:style>
    <style:style style:name="Table12.E" style:family="table-column">
      <style:table-column-properties style:column-width="1.034cm"/>
    </style:style>
    <style:style style:name="Table12.F" style:family="table-column">
      <style:table-column-properties style:column-width="1.095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16.342cm" table:align="left"/>
    </style:style>
    <style:style style:name="Table13.A" style:family="table-column">
      <style:table-column-properties style:column-width="1.939cm"/>
    </style:style>
    <style:style style:name="Table13.B" style:family="table-column">
      <style:table-column-properties style:column-width="2.122cm"/>
    </style:style>
    <style:style style:name="Table13.C" style:family="table-column">
      <style:table-column-properties style:column-width="8.812cm"/>
    </style:style>
    <style:style style:name="Table13.D" style:family="table-column">
      <style:table-column-properties style:column-width="1.341cm"/>
    </style:style>
    <style:style style:name="Table13.E" style:family="table-column">
      <style:table-column-properties style:column-width="1.034cm"/>
    </style:style>
    <style:style style:name="Table13.F" style:family="table-column">
      <style:table-column-properties style:column-width="1.095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15.979cm" table:align="left"/>
    </style:style>
    <style:style style:name="Table14.A" style:family="table-column">
      <style:table-column-properties style:column-width="1.939cm"/>
    </style:style>
    <style:style style:name="Table14.B" style:family="table-column">
      <style:table-column-properties style:column-width="2.122cm"/>
    </style:style>
    <style:style style:name="Table14.C" style:family="table-column">
      <style:table-column-properties style:column-width="8.449cm"/>
    </style:style>
    <style:style style:name="Table14.D" style:family="table-column">
      <style:table-column-properties style:column-width="1.341cm"/>
    </style:style>
    <style:style style:name="Table14.E" style:family="table-column">
      <style:table-column-properties style:column-width="1.034cm"/>
    </style:style>
    <style:style style:name="Table14.F" style:family="table-column">
      <style:table-column-properties style:column-width="1.095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16.342cm" table:align="left"/>
    </style:style>
    <style:style style:name="Table15.A" style:family="table-column">
      <style:table-column-properties style:column-width="1.939cm"/>
    </style:style>
    <style:style style:name="Table15.B" style:family="table-column">
      <style:table-column-properties style:column-width="2.122cm"/>
    </style:style>
    <style:style style:name="Table15.C" style:family="table-column">
      <style:table-column-properties style:column-width="8.812cm"/>
    </style:style>
    <style:style style:name="Table15.D" style:family="table-column">
      <style:table-column-properties style:column-width="1.341cm"/>
    </style:style>
    <style:style style:name="Table15.E" style:family="table-column">
      <style:table-column-properties style:column-width="1.034cm"/>
    </style:style>
    <style:style style:name="Table15.F" style:family="table-column">
      <style:table-column-properties style:column-width="1.095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15.979cm" table:align="left"/>
    </style:style>
    <style:style style:name="Table16.A" style:family="table-column">
      <style:table-column-properties style:column-width="1.939cm"/>
    </style:style>
    <style:style style:name="Table16.B" style:family="table-column">
      <style:table-column-properties style:column-width="2.122cm"/>
    </style:style>
    <style:style style:name="Table16.C" style:family="table-column">
      <style:table-column-properties style:column-width="8.449cm"/>
    </style:style>
    <style:style style:name="Table16.D" style:family="table-column">
      <style:table-column-properties style:column-width="1.341cm"/>
    </style:style>
    <style:style style:name="Table16.E" style:family="table-column">
      <style:table-column-properties style:column-width="1.034cm"/>
    </style:style>
    <style:style style:name="Table16.F" style:family="table-column">
      <style:table-column-properties style:column-width="1.095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16.037cm" table:align="left"/>
    </style:style>
    <style:style style:name="Table17.A" style:family="table-column">
      <style:table-column-properties style:column-width="1.939cm"/>
    </style:style>
    <style:style style:name="Table17.B" style:family="table-column">
      <style:table-column-properties style:column-width="2.122cm"/>
    </style:style>
    <style:style style:name="Table17.C" style:family="table-column">
      <style:table-column-properties style:column-width="8.507cm"/>
    </style:style>
    <style:style style:name="Table17.D" style:family="table-column">
      <style:table-column-properties style:column-width="1.341cm"/>
    </style:style>
    <style:style style:name="Table17.E" style:family="table-column">
      <style:table-column-properties style:column-width="1.034cm"/>
    </style:style>
    <style:style style:name="Table17.F" style:family="table-column">
      <style:table-column-properties style:column-width="1.095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13.171cm" table:align="left"/>
    </style:style>
    <style:style style:name="Table18.A" style:family="table-column">
      <style:table-column-properties style:column-width="1.939cm"/>
    </style:style>
    <style:style style:name="Table18.B" style:family="table-column">
      <style:table-column-properties style:column-width="2.122cm"/>
    </style:style>
    <style:style style:name="Table18.C" style:family="table-column">
      <style:table-column-properties style:column-width="5.641cm"/>
    </style:style>
    <style:style style:name="Table18.D" style:family="table-column">
      <style:table-column-properties style:column-width="1.341cm"/>
    </style:style>
    <style:style style:name="Table18.E" style:family="table-column">
      <style:table-column-properties style:column-width="1.034cm"/>
    </style:style>
    <style:style style:name="Table18.F" style:family="table-column">
      <style:table-column-properties style:column-width="1.095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16.201cm" table:align="left"/>
    </style:style>
    <style:style style:name="Table19.A" style:family="table-column">
      <style:table-column-properties style:column-width="1.939cm"/>
    </style:style>
    <style:style style:name="Table19.B" style:family="table-column">
      <style:table-column-properties style:column-width="2.122cm"/>
    </style:style>
    <style:style style:name="Table19.C" style:family="table-column">
      <style:table-column-properties style:column-width="8.671cm"/>
    </style:style>
    <style:style style:name="Table19.D" style:family="table-column">
      <style:table-column-properties style:column-width="1.341cm"/>
    </style:style>
    <style:style style:name="Table19.E" style:family="table-column">
      <style:table-column-properties style:column-width="1.034cm"/>
    </style:style>
    <style:style style:name="Table19.F" style:family="table-column">
      <style:table-column-properties style:column-width="1.095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13.171cm" table:align="left"/>
    </style:style>
    <style:style style:name="Table20.A" style:family="table-column">
      <style:table-column-properties style:column-width="1.939cm"/>
    </style:style>
    <style:style style:name="Table20.B" style:family="table-column">
      <style:table-column-properties style:column-width="2.122cm"/>
    </style:style>
    <style:style style:name="Table20.C" style:family="table-column">
      <style:table-column-properties style:column-width="5.641cm"/>
    </style:style>
    <style:style style:name="Table20.D" style:family="table-column">
      <style:table-column-properties style:column-width="1.341cm"/>
    </style:style>
    <style:style style:name="Table20.E" style:family="table-column">
      <style:table-column-properties style:column-width="1.034cm"/>
    </style:style>
    <style:style style:name="Table20.F" style:family="table-column">
      <style:table-column-properties style:column-width="1.095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16.201cm" table:align="left"/>
    </style:style>
    <style:style style:name="Table21.A" style:family="table-column">
      <style:table-column-properties style:column-width="1.939cm"/>
    </style:style>
    <style:style style:name="Table21.B" style:family="table-column">
      <style:table-column-properties style:column-width="2.122cm"/>
    </style:style>
    <style:style style:name="Table21.C" style:family="table-column">
      <style:table-column-properties style:column-width="8.671cm"/>
    </style:style>
    <style:style style:name="Table21.D" style:family="table-column">
      <style:table-column-properties style:column-width="1.341cm"/>
    </style:style>
    <style:style style:name="Table21.E" style:family="table-column">
      <style:table-column-properties style:column-width="1.034cm"/>
    </style:style>
    <style:style style:name="Table21.F" style:family="table-column">
      <style:table-column-properties style:column-width="1.095cm"/>
    </style:style>
    <style:style style:name="Table21.A1" style:family="table-cell">
      <style:table-cell-properties style:vertical-align="middle" fo:padding="0.049cm" fo:border="none"/>
    </style:style>
    <style:style style:name="P1" style:family="paragraph" style:parent-style-name="Horizontal_20_Line">
      <loext:graphic-properties draw:fill-gradient-name="gradient" draw:fill-hatch-name="hatch"/>
      <style:paragraph-properties fo:margin-top="0cm" fo:margin-bottom="0cm" style:contextual-spacing="false"/>
      <style:text-properties fo:font-weight="normal" style:font-weight-asian="normal" style:font-weight-complex="normal"/>
    </style:style>
    <style:style style:name="P2" style:family="paragraph" style:parent-style-name="Table_20_Contents">
      <loext:graphic-properties draw:fill-gradient-name="gradient" draw:fill-hatch-name="hatch"/>
      <style:paragraph-properties fo:margin-top="0cm" fo:margin-bottom="0cm" style:contextual-spacing="false"/>
      <style:text-properties fo:font-weight="normal" style:font-weight-asian="normal" style:font-weight-complex="normal"/>
    </style:style>
    <style:style style:name="P3" style:family="paragraph" style:parent-style-name="Table_20_Heading">
      <loext:graphic-properties draw:fill-gradient-name="gradient" draw:fill-hatch-name="hatch"/>
      <style:paragraph-properties fo:margin-top="0cm" fo:margin-bottom="0cm" style:contextual-spacing="false"/>
      <style:text-properties fo:font-weight="normal" style:font-weight-asian="normal" style:font-weight-complex="normal"/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font-weight="normal" style:font-weight-asian="normal" style:font-weight-complex="normal"/>
    </style:style>
    <style:style style:name="P5" style:family="paragraph" style:parent-style-name="Horizontal_20_Line">
      <loext:graphic-properties draw:fill-gradient-name="gradient" draw:fill-hatch-name="hatch"/>
      <style:paragraph-properties fo:margin-top="0cm" fo:margin-bottom="0cm" style:contextual-spacing="false"/>
      <style:text-properties fo:font-weight="normal" officeooo:paragraph-rsid="000cca88" style:font-weight-asian="normal" style:font-weight-complex="normal"/>
    </style:style>
    <style:style style:name="P6" style:family="paragraph" style:parent-style-name="Standard">
      <style:text-properties fo:font-weight="normal" officeooo:rsid="000654c1" officeooo:paragraph-rsid="000654c1" style:font-weight-asian="normal" style:font-weight-complex="normal"/>
    </style:style>
    <style:style style:name="P7" style:family="paragraph" style:parent-style-name="Heading_20_3">
      <style:text-properties fo:font-weight="normal" officeooo:rsid="000654c1" officeooo:paragraph-rsid="000654c1" style:font-weight-asian="normal" style:font-weight-complex="normal"/>
    </style:style>
    <style:style style:name="P8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font-weight="normal" officeooo:paragraph-rsid="00075e0d" style:font-weight-asian="normal" style:font-weight-complex="normal"/>
    </style:style>
    <style:style style:name="P9" style:family="paragraph" style:parent-style-name="Table_20_Contents">
      <loext:graphic-properties draw:fill-gradient-name="gradient" draw:fill-hatch-name="hatch"/>
      <style:paragraph-properties fo:margin-top="0cm" fo:margin-bottom="0cm" style:contextual-spacing="false"/>
      <style:text-properties fo:font-weight="bold" style:font-weight-asian="bold" style:font-weight-complex="bold"/>
    </style:style>
    <style:style style:name="P10" style:family="paragraph" style:parent-style-name="Table_20_Heading">
      <loext:graphic-properties draw:fill-gradient-name="gradient" draw:fill-hatch-name="hatch"/>
      <style:paragraph-properties fo:margin-top="0cm" fo:margin-bottom="0cm" style:contextual-spacing="false"/>
      <style:text-properties fo:font-weight="bold" style:font-weight-asian="bold" style:font-weight-complex="bold"/>
    </style:style>
    <style:style style:name="P11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font-weight="bold" style:font-weight-asian="bold" style:font-weight-complex="bold"/>
    </style:style>
    <style:style style:name="P12" style:family="paragraph" style:parent-style-name="Table_20_Contents">
      <loext:graphic-properties draw:fill-gradient-name="gradient" draw:fill-hatch-name="hatch"/>
      <style:paragraph-properties fo:margin-top="0cm" fo:margin-bottom="0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Heading">
      <loext:graphic-properties draw:fill-gradient-name="gradient" draw:fill-hatch-name="hatch"/>
      <style:paragraph-properties fo:margin-top="0cm" fo:margin-bottom="0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5e0d" style:font-weight-asian="bold" style:font-weight-complex="bold"/>
    </style:style>
    <style:style style:name="T3" style:family="text">
      <style:text-properties officeooo:rsid="00075e0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fo:background-color="#ffff00" loext:char-shading-value="0" style:font-weight-asian="normal" style:font-weight-complex="normal"/>
    </style:style>
    <style:style style:name="T6" style:family="text">
      <style:text-properties fo:font-weight="normal" fo:background-color="#ffff00" loext:char-shading-value="0" style:font-weight-asian="normal" style:font-weight-complex="normal"/>
    </style:style>
    <style:style style:name="T7" style:family="text">
      <style:text-properties fo:font-weight="normal" fo:background-color="#ff7b59" loext:char-shading-value="0" style:font-weight-asian="normal" style:font-weight-complex="normal"/>
    </style:style>
    <style:style style:name="T8" style:family="text">
      <style:text-properties fo:font-weight="normal" fo:background-color="#ff7b59" loext:char-shading-value="0" style:font-weight-asian="normal" style:font-weight-complex="normal"/>
    </style:style>
    <style:style style:name="T9" style:family="text">
      <style:text-properties fo:font-weight="normal" fo:background-color="#ffbf00" loext:char-shading-value="0" style:font-weight-asian="normal" style:font-weight-complex="normal"/>
    </style:style>
    <style:style style:name="T10" style:family="text">
      <style:text-properties fo:font-weight="normal" fo:background-color="#ffbf00" loext:char-shading-value="0" style:font-weight-asian="normal" style:font-weight-complex="normal"/>
    </style:style>
    <style:style style:name="T11" style:family="text">
      <style:text-properties fo:font-weight="normal" fo:background-color="#ff8000" loext:char-shading-value="0" style:font-weight-asian="normal" style:font-weight-complex="normal"/>
    </style:style>
    <style:style style:name="T12" style:family="text">
      <style:text-properties fo:font-weight="normal" fo:background-color="#ff8000" loext:char-shading-value="0" style:font-weight-asian="normal" style:font-weight-complex="normal"/>
    </style:style>
    <style:style style:name="T13" style:family="text">
      <style:text-properties fo:font-weight="normal" fo:background-color="#111111" loext:char-shading-value="0" style:font-weight-asian="normal" style:font-weight-complex="normal"/>
    </style:style>
    <style:style style:name="T14" style:family="text">
      <style:text-properties fo:font-weight="normal" fo:background-color="#111111" loext:char-shading-value="0" style:font-weight-asian="normal" style:font-weight-complex="normal"/>
    </style:style>
    <style:style style:name="T15" style:family="text">
      <style:text-properties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font-size="10pt" fo:font-weight="normal" fo:background-color="#ffff00" loext:char-shading-value="0" style:font-size-asian="10pt" style:font-weight-asian="normal" style:font-size-complex="10pt" style:font-weight-complex="normal"/>
    </style:style>
    <style:style style:name="T17" style:family="text">
      <style:text-properties fo:font-size="10pt" fo:font-weight="normal" fo:background-color="#ffff00" loext:char-shading-value="0" style:font-size-asian="10pt" style:font-weight-asian="normal" style:font-size-complex="10pt" style:font-weight-complex="normal"/>
    </style:style>
    <style:style style:name="T18" style:family="text">
      <style:text-properties fo:font-size="10pt" fo:font-weight="normal" fo:background-color="#ffbf00" loext:char-shading-value="0" style:font-size-asian="10pt" style:font-weight-asian="normal" style:font-size-complex="10pt" style:font-weight-complex="normal"/>
    </style:style>
    <style:style style:name="T19" style:family="text">
      <style:text-properties fo:font-size="10pt" fo:font-weight="normal" fo:background-color="#ffbf00" loext:char-shading-value="0" style:font-size-asian="10pt" style:font-weight-asian="normal" style:font-size-complex="10pt" style:font-weight-complex="normal"/>
    </style:style>
    <style:style style:name="T20" style:family="text">
      <style:text-properties fo:font-size="10pt" fo:font-weight="normal" fo:background-color="#ff8000" loext:char-shading-value="0" style:font-size-asian="10pt" style:font-weight-asian="normal" style:font-size-complex="10pt" style:font-weight-complex="normal"/>
    </style:style>
    <style:style style:name="T21" style:family="text">
      <style:text-properties fo:font-size="10pt" fo:font-weight="normal" fo:background-color="#ff8000" loext:char-shading-value="0" style:font-size-asian="10pt" style:font-weight-asian="normal" style:font-size-complex="10pt" style:font-weight-complex="normal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3">Transkript (Karne)</text:h>
      <text:section text:style-name="Sect1" text:name="main-wrapper">
        <text:p text:style-name="P8"><text:span text:style-name="T2">Akademik Yıl: 2015-16 </text:span><text:span text:style-name="T3"><text:tab/><text:tab/></text:span>Dönem: <text:span text:style-name="T1">GÜZ </text:span><text:tab/><text:tab/>Bölüm: MİMARLIK 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header-rows>
            <table:table-row table:style-name="TableLine94358328187184">
              <table:table-cell table:style-name="Table1.A1" office:value-type="string">
                <text:p text:style-name="P3">Ref. Kod </text:p>
              </table:table-cell>
              <table:table-cell table:style-name="Table1.A1" office:value-type="string">
                <text:p text:style-name="P3">Ders Kod. </text:p>
              </table:table-cell>
              <table:table-cell table:style-name="Table1.A1" office:value-type="string">
                <text:p text:style-name="P3">Ders Adı </text:p>
              </table:table-cell>
              <table:table-cell table:style-name="Table1.A1" office:value-type="string">
                <text:p text:style-name="P3">GRD. </text:p>
              </table:table-cell>
              <table:table-cell table:style-name="Table1.A1" office:value-type="string">
                <text:p text:style-name="P3">CH. </text:p>
              </table:table-cell>
              <table:table-cell table:style-name="Table1.A1" office:value-type="string">
                <text:p text:style-name="P3">CR. </text:p>
              </table:table-cell>
            </table:table-row>
          </table:table-header-rows>
          <table:table-row table:style-name="TableLine94358373681264">
            <table:table-cell table:style-name="Table1.A1" office:value-type="string">
              <text:p text:style-name="P2">717E2 </text:p>
            </table:table-cell>
            <table:table-cell table:style-name="Table1.A1" office:value-type="string">
              <text:p text:style-name="P2">EPS 102 </text:p>
            </table:table-cell>
            <table:table-cell table:style-name="Table1.A1" office:value-type="string">
              <text:p text:style-name="P3">Elementary and Pre-Intermediate </text:p>
            </table:table-cell>
            <table:table-cell table:style-name="Table1.A1" office:value-type="string">
              <text:p text:style-name="P9">S1 </text:p>
            </table:table-cell>
            <table:table-cell table:style-name="Table1.A1" office:value-type="string">
              <text:p text:style-name="P2">0 </text:p>
            </table:table-cell>
            <table:table-cell table:style-name="Table1.A1" office:value-type="string">
              <text:p text:style-name="P2">0 </text:p>
            </table:table-cell>
          </table:table-row>
        </table:table>
        <text:p text:style-name="P4">SCHOOL OF FOREIGN LANGUAGES-INTENSIVE ENGLISH DIVISION </text:p>
        <text:p text:style-name="P1"/>
        <text:p text:style-name="P4"><text:span text:style-name="T1">Akademik Yıl: 2015-16 </text:span><text:tab/><text:tab/>Dönem: <text:span text:style-name="T1">BAHAR </text:span><text:tab/><text:tab/>Bölüm: MİMARLIK 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header-rows>
            <table:table-row table:style-name="TableLine94358373662656">
              <table:table-cell table:style-name="Table2.A1" office:value-type="string">
                <text:p text:style-name="P3">Ref. Kod </text:p>
              </table:table-cell>
              <table:table-cell table:style-name="Table2.A1" office:value-type="string">
                <text:p text:style-name="P3">Ders Kod. </text:p>
              </table:table-cell>
              <table:table-cell table:style-name="Table2.A1" office:value-type="string">
                <text:p text:style-name="P3">Ders Adı </text:p>
              </table:table-cell>
              <table:table-cell table:style-name="Table2.A1" office:value-type="string">
                <text:p text:style-name="P3">GRD. </text:p>
              </table:table-cell>
              <table:table-cell table:style-name="Table2.A1" office:value-type="string">
                <text:p text:style-name="P3">CH. </text:p>
              </table:table-cell>
              <table:table-cell table:style-name="Table2.A1" office:value-type="string">
                <text:p text:style-name="P3">CR. </text:p>
              </table:table-cell>
            </table:table-row>
          </table:table-header-rows>
          <table:table-row table:style-name="TableLine94358373227472">
            <table:table-cell table:style-name="Table2.A1" office:value-type="string">
              <text:p text:style-name="P2">717E4 </text:p>
            </table:table-cell>
            <table:table-cell table:style-name="Table2.A1" office:value-type="string">
              <text:p text:style-name="P2">EPS 104 </text:p>
            </table:table-cell>
            <table:table-cell table:style-name="Table2.A1" office:value-type="string">
              <text:p text:style-name="P3">Intermediate </text:p>
            </table:table-cell>
            <table:table-cell table:style-name="Table2.A1" office:value-type="string">
              <text:p text:style-name="P2"><text:span text:style-name="T1">P1</text:span> </text:p>
            </table:table-cell>
            <table:table-cell table:style-name="Table2.A1" office:value-type="string">
              <text:p text:style-name="P2">0 </text:p>
            </table:table-cell>
            <table:table-cell table:style-name="Table2.A1" office:value-type="string">
              <text:p text:style-name="P2">0 </text:p>
            </table:table-cell>
          </table:table-row>
        </table:table>
        <text:p text:style-name="P4">SCHOOL OF FOREIGN LANGUAGES-INTENSIVE ENGLISH DIVISION </text:p>
        <text:p text:style-name="P1"/>
        <text:p text:style-name="P4"><text:span text:style-name="T1">Akademik Yıl: 2016-17 </text:span><text:tab/><text:tab/>Dönem: <text:span text:style-name="T1">GÜZ <text:tab/></text:span><text:tab/>Bölüm: MİMARLIK 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header-rows>
            <table:table-row table:style-name="TableLine94358373210176">
              <table:table-cell table:style-name="Table3.A1" office:value-type="string">
                <text:p text:style-name="P3">Ref. Kod </text:p>
              </table:table-cell>
              <table:table-cell table:style-name="Table3.A1" office:value-type="string">
                <text:p text:style-name="P3">Ders Kod. </text:p>
              </table:table-cell>
              <table:table-cell table:style-name="Table3.A1" office:value-type="string">
                <text:p text:style-name="P3">Ders Adı </text:p>
              </table:table-cell>
              <table:table-cell table:style-name="Table3.A1" office:value-type="string">
                <text:p text:style-name="P3">GRD. </text:p>
              </table:table-cell>
              <table:table-cell table:style-name="Table3.A1" office:value-type="string">
                <text:p text:style-name="P3">CH. </text:p>
              </table:table-cell>
              <table:table-cell table:style-name="Table3.A1" office:value-type="string">
                <text:p text:style-name="P3">CR. </text:p>
              </table:table-cell>
            </table:table-row>
          </table:table-header-rows>
          <table:table-row table:style-name="TableLine94358373760816">
            <table:table-cell table:style-name="Table3.A1" office:value-type="string">
              <text:p text:style-name="P2">717E6 </text:p>
            </table:table-cell>
            <table:table-cell table:style-name="Table3.A1" office:value-type="string">
              <text:p text:style-name="P2">EPS 106 </text:p>
            </table:table-cell>
            <table:table-cell table:style-name="Table3.A1" office:value-type="string">
              <text:p text:style-name="P3">English Proficiency </text:p>
            </table:table-cell>
            <table:table-cell table:style-name="Table3.A1" office:value-type="string">
              <text:p text:style-name="P9">P2 </text:p>
            </table:table-cell>
            <table:table-cell table:style-name="Table3.A1" office:value-type="string">
              <text:p text:style-name="P2">0 </text:p>
            </table:table-cell>
            <table:table-cell table:style-name="Table3.A1" office:value-type="string">
              <text:p text:style-name="P2">0 </text:p>
            </table:table-cell>
          </table:table-row>
        </table:table>
        <text:p text:style-name="P4">SCHOOL OF FOREIGN LANGUAGES-INTENSIVE ENGLISH DIVISION </text:p>
        <text:p text:style-name="P1"/>
        <text:p text:style-name="P4"><text:span text:style-name="T1">Akademik Yıl: 2016-17 </text:span><text:tab/><text:tab/>Dönem: <text:span text:style-name="T1">GÜZ</text:span> <text:tab/><text:tab/>Bölüm: MİMARLIK 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E"/>
          <table:table-column table:style-name="Table4.F"/>
          <table:table-header-rows>
            <table:table-row table:style-name="TableLine94358373750096">
              <table:table-cell table:style-name="Table4.A1" office:value-type="string">
                <text:p text:style-name="P3">Ref. Kod </text:p>
              </table:table-cell>
              <table:table-cell table:style-name="Table4.A1" office:value-type="string">
                <text:p text:style-name="P3">Ders Kod. </text:p>
              </table:table-cell>
              <table:table-cell table:style-name="Table4.A1" office:value-type="string">
                <text:p text:style-name="P3">Ders Adı </text:p>
              </table:table-cell>
              <table:table-cell table:style-name="Table4.A1" office:value-type="string">
                <text:p text:style-name="P3">GRD. </text:p>
              </table:table-cell>
              <table:table-cell table:style-name="Table4.A1" office:value-type="string">
                <text:p text:style-name="P3">CH. </text:p>
              </table:table-cell>
              <table:table-cell table:style-name="Table4.A1" office:value-type="string">
                <text:p text:style-name="P3">CR. </text:p>
              </table:table-cell>
            </table:table-row>
          </table:table-header-rows>
          <table:table-row table:style-name="TableLine94358373764416">
            <table:table-cell table:style-name="Table4.A1" office:value-type="string">
              <text:p text:style-name="P2">71711 </text:p>
            </table:table-cell>
            <table:table-cell table:style-name="Table4.A1" office:value-type="string">
              <text:p text:style-name="P2">FARC101 </text:p>
            </table:table-cell>
            <table:table-cell table:style-name="Table4.A1" office:value-type="string">
              <text:p text:style-name="P3">Basic Design Studio </text:p>
            </table:table-cell>
            <table:table-cell table:style-name="Table4.A1" office:value-type="string">
              <text:p text:style-name="P2">C- </text:p>
            </table:table-cell>
            <table:table-cell table:style-name="Table4.A1" office:value-type="string">
              <text:p text:style-name="P2">6 </text:p>
            </table:table-cell>
            <table:table-cell table:style-name="Table4.A1" office:value-type="string">
              <text:p text:style-name="P2">10,2 </text:p>
            </table:table-cell>
          </table:table-row>
          <table:table-row table:style-name="TableLine94358373763744">
            <table:table-cell table:style-name="Table4.A1" office:value-type="string">
              <text:p text:style-name="P2">71712 </text:p>
            </table:table-cell>
            <table:table-cell table:style-name="Table4.A1" office:value-type="string">
              <text:p text:style-name="P2">FARC103 </text:p>
            </table:table-cell>
            <table:table-cell table:style-name="Table4.A1" office:value-type="string">
              <text:p text:style-name="P3">Graphic Communication - I </text:p>
            </table:table-cell>
            <table:table-cell table:style-name="Table4.A1" office:value-type="string">
              <text:p text:style-name="P2">B </text:p>
            </table:table-cell>
            <table:table-cell table:style-name="Table4.A1" office:value-type="string">
              <text:p text:style-name="P2">3 </text:p>
            </table:table-cell>
            <table:table-cell table:style-name="Table4.A1" office:value-type="string">
              <text:p text:style-name="P2">9 </text:p>
            </table:table-cell>
          </table:table-row>
          <table:table-row table:style-name="TableLine94358373803008">
            <table:table-cell table:style-name="Table4.A1" office:value-type="string">
              <text:p text:style-name="P2">71716 </text:p>
            </table:table-cell>
            <table:table-cell table:style-name="Table4.A1" office:value-type="string">
              <text:p text:style-name="P2">HIST280 </text:p>
            </table:table-cell>
            <table:table-cell table:style-name="Table4.A1" office:value-type="string">
              <text:p text:style-name="P13">Atatürk's Principles and History of Turkish Reforms </text:p>
            </table:table-cell>
            <table:table-cell table:style-name="Table4.A1" office:value-type="string">
              <text:p text:style-name="P9">F </text:p>
            </table:table-cell>
            <table:table-cell table:style-name="Table4.A1" office:value-type="string">
              <text:p text:style-name="P2">2 </text:p>
            </table:table-cell>
            <table:table-cell table:style-name="Table4.A1" office:value-type="string">
              <text:p text:style-name="P2">0 </text:p>
            </table:table-cell>
          </table:table-row>
          <table:table-row table:style-name="TableLine94358373804400">
            <table:table-cell table:style-name="Table4.A1" office:value-type="string">
              <text:p text:style-name="P2">717E6 </text:p>
            </table:table-cell>
            <table:table-cell table:style-name="Table4.A1" office:value-type="string">
              <text:p text:style-name="P2">ENGL183 </text:p>
            </table:table-cell>
            <table:table-cell table:style-name="Table4.A1" office:value-type="string">
              <text:p text:style-name="P3">Complementary English - I </text:p>
            </table:table-cell>
            <table:table-cell table:style-name="Table4.A1" office:value-type="string">
              <text:p text:style-name="P2">S </text:p>
            </table:table-cell>
            <table:table-cell table:style-name="Table4.A1" office:value-type="string">
              <text:p text:style-name="P2">0 </text:p>
            </table:table-cell>
            <table:table-cell table:style-name="Table4.A1" office:value-type="string">
              <text:p text:style-name="P2">0 </text:p>
            </table:table-cell>
          </table:table-row>
          <table:table-row table:style-name="TableLine94358373805824">
            <table:table-cell table:style-name="Table4.A1" office:value-type="string">
              <text:p text:style-name="P2">717E6 </text:p>
            </table:table-cell>
            <table:table-cell table:style-name="Table4.A1" office:value-type="string">
              <text:p text:style-name="P2">ENGL183 </text:p>
            </table:table-cell>
            <table:table-cell table:style-name="Table4.A1" office:value-type="string">
              <text:p text:style-name="P3">Complementary English - I </text:p>
            </table:table-cell>
            <table:table-cell table:style-name="Table4.A1" office:value-type="string">
              <text:p text:style-name="P2">S </text:p>
            </table:table-cell>
            <table:table-cell table:style-name="Table4.A1" office:value-type="string">
              <text:p text:style-name="P2">0 </text:p>
            </table:table-cell>
            <table:table-cell table:style-name="Table4.A1" office:value-type="string">
              <text:p text:style-name="P2">0 </text:p>
            </table:table-cell>
          </table:table-row>
        </table:table>
        <text:p text:style-name="P14"><text:span text:style-name="Strong_20_Emphasis"><text:span text:style-name="T10">GPA:</text:span></text:span><text:span text:style-name="T10"> 1,75</text:span><text:span text:style-name="T4"> <text:tab/></text:span><text:span text:style-name="Strong_20_Emphasis"><text:span text:style-name="T6">CGPA:</text:span></text:span><text:span text:style-name="T6"> 1,75</text:span><text:span text:style-name="T4"> <text:tab/></text:span><text:span text:style-name="Strong_20_Emphasis"><text:span text:style-name="T4">SEM.CH:</text:span></text:span><text:span text:style-name="T4"> 11<text:tab/></text:span><text:span text:style-name="Strong_20_Emphasis"><text:span text:style-name="T4">CUM.CH:</text:span></text:span><text:span text:style-name="T4"> 11<text:tab/></text:span><text:span text:style-name="Strong_20_Emphasis"><text:span text:style-name="T4">SEM.CR:</text:span></text:span><text:span text:style-name="T4"> 19,2<text:tab/></text:span><text:span text:style-name="Strong_20_Emphasis"><text:span text:style-name="T4">CUM.CR:</text:span></text:span><text:span text:style-name="T4"> 19,2</text:span></text:p>
        <text:p text:style-name="P14"><text:span text:style-name="Strong_20_Emphasis"><text:span text:style-name="T4">ACD.TERM:</text:span></text:span><text:span text:style-name="T4"> 1<text:tab/></text:span><text:span text:style-name="Strong_20_Emphasis"><text:span text:style-name="T4">ACT.TERM:</text:span></text:span><text:span text:style-name="T4"> 1</text:span></text:p>
        <text:p text:style-name="P14"><text:span text:style-name="Strong_20_Emphasis"><text:span text:style-name="T1">Durum:</text:span></text:span><text:span text:style-name="T1"> BAŞARISIZ </text:span></text:p>
        <text:p text:style-name="P14"/>
        <text:p text:style-name="P1"/>
        <text:p text:style-name="P4"/>
        <text:p text:style-name="P4"><text:span text:style-name="T1">Akademik Yıl: 2016-17 </text:span><text:tab/><text:tab/>Dönem: <text:span text:style-name="T1">BAHAR</text:span> <text:tab/><text:tab/>Bölüm: MİMARLIK 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column table:style-name="Table5.F"/>
          <table:table-header-rows>
            <table:table-row table:style-name="TableLine94358373783680">
              <table:table-cell table:style-name="Table5.A1" office:value-type="string">
                <text:p text:style-name="P3">Ref. Kod </text:p>
              </table:table-cell>
              <table:table-cell table:style-name="Table5.A1" office:value-type="string">
                <text:p text:style-name="P3">Ders Kod. </text:p>
              </table:table-cell>
              <table:table-cell table:style-name="Table5.A1" office:value-type="string">
                <text:p text:style-name="P3">Ders Adı </text:p>
              </table:table-cell>
              <table:table-cell table:style-name="Table5.A1" office:value-type="string">
                <text:p text:style-name="P3">GRD. </text:p>
              </table:table-cell>
              <table:table-cell table:style-name="Table5.A1" office:value-type="string">
                <text:p text:style-name="P3">CH. </text:p>
              </table:table-cell>
              <table:table-cell table:style-name="Table5.A1" office:value-type="string">
                <text:p text:style-name="P3">CR. </text:p>
              </table:table-cell>
            </table:table-row>
          </table:table-header-rows>
          <table:table-row table:style-name="TableLine94358373777552">
            <table:table-cell table:style-name="Table5.A1" office:value-type="string">
              <text:p text:style-name="P2">71713 </text:p>
            </table:table-cell>
            <table:table-cell table:style-name="Table5.A1" office:value-type="string">
              <text:p text:style-name="P2">FARC113 </text:p>
            </table:table-cell>
            <table:table-cell table:style-name="Table5.A1" office:value-type="string">
              <text:p text:style-name="P10">Introduction to Design </text:p>
            </table:table-cell>
            <table:table-cell table:style-name="Table5.A1" office:value-type="string">
              <text:p text:style-name="P9">W </text:p>
            </table:table-cell>
            <table:table-cell table:style-name="Table5.A1" office:value-type="string">
              <text:p text:style-name="P9">3 </text:p>
            </table:table-cell>
            <table:table-cell table:style-name="Table5.A1" office:value-type="string">
              <text:p text:style-name="P9">0 </text:p>
            </table:table-cell>
          </table:table-row>
          <table:table-row table:style-name="TableLine94358373823552">
            <table:table-cell table:style-name="Table5.A1" office:value-type="string">
              <text:p text:style-name="P2">71714 </text:p>
            </table:table-cell>
            <table:table-cell table:style-name="Table5.A1" office:value-type="string">
              <text:p text:style-name="P2">ENGL191 </text:p>
            </table:table-cell>
            <table:table-cell table:style-name="Table5.A1" office:value-type="string">
              <text:p text:style-name="P10">Communication in English - I </text:p>
            </table:table-cell>
            <table:table-cell table:style-name="Table5.A1" office:value-type="string">
              <text:p text:style-name="P9">F </text:p>
            </table:table-cell>
            <table:table-cell table:style-name="Table5.A1" office:value-type="string">
              <text:p text:style-name="P9">3 </text:p>
            </table:table-cell>
            <table:table-cell table:style-name="Table5.A1" office:value-type="string">
              <text:p text:style-name="P9">0 </text:p>
            </table:table-cell>
          </table:table-row>
          <table:table-row table:style-name="TableLine94358373857504">
            <table:table-cell table:style-name="Table5.A1" office:value-type="string">
              <text:p text:style-name="P2">71715 </text:p>
            </table:table-cell>
            <table:table-cell table:style-name="Table5.A1" office:value-type="string">
              <text:p text:style-name="P2">MATH191 </text:p>
            </table:table-cell>
            <table:table-cell table:style-name="Table5.A1" office:value-type="string">
              <text:p text:style-name="P3">Mathematics and Geometry for Designers </text:p>
            </table:table-cell>
            <table:table-cell table:style-name="Table5.A1" office:value-type="string">
              <text:p text:style-name="P2">B </text:p>
            </table:table-cell>
            <table:table-cell table:style-name="Table5.A1" office:value-type="string">
              <text:p text:style-name="P2">3 </text:p>
            </table:table-cell>
            <table:table-cell table:style-name="Table5.A1" office:value-type="string">
              <text:p text:style-name="P2">9 </text:p>
            </table:table-cell>
          </table:table-row>
          <table:table-row table:style-name="TableLine94358373858896">
            <table:table-cell table:style-name="Table5.A1" office:value-type="string">
              <text:p text:style-name="P2">71716 </text:p>
            </table:table-cell>
            <table:table-cell table:style-name="Table5.A1" office:value-type="string">
              <text:p text:style-name="P2">HIST280 </text:p>
            </table:table-cell>
            <table:table-cell table:style-name="Table5.A1" office:value-type="string">
              <text:p text:style-name="P13">Atatürk's Principles and History of Turkish Reforms </text:p>
            </table:table-cell>
            <table:table-cell table:style-name="Table5.A1" office:value-type="string">
              <text:p text:style-name="P12">F </text:p>
            </table:table-cell>
            <table:table-cell table:style-name="Table5.A1" office:value-type="string">
              <text:p text:style-name="P9">2 </text:p>
            </table:table-cell>
            <table:table-cell table:style-name="Table5.A1" office:value-type="string">
              <text:p text:style-name="P9">0 </text:p>
            </table:table-cell>
          </table:table-row>
          <table:table-row table:style-name="TableLine94358373860320">
            <table:table-cell table:style-name="Table5.A1" office:value-type="string">
              <text:p text:style-name="P2">71721 </text:p>
            </table:table-cell>
            <table:table-cell table:style-name="Table5.A1" office:value-type="string">
              <text:p text:style-name="P2">FARC102 </text:p>
            </table:table-cell>
            <table:table-cell table:style-name="Table5.A1" office:value-type="string">
              <text:p text:style-name="P10">Introductory Design Studio </text:p>
            </table:table-cell>
            <table:table-cell table:style-name="Table5.A1" office:value-type="string">
              <text:p text:style-name="P9">D- </text:p>
            </table:table-cell>
            <table:table-cell table:style-name="Table5.A1" office:value-type="string">
              <text:p text:style-name="P9">6 </text:p>
            </table:table-cell>
            <table:table-cell table:style-name="Table5.A1" office:value-type="string">
              <text:p text:style-name="P9">4,2 </text:p>
            </table:table-cell>
          </table:table-row>
          <table:table-row table:style-name="TableLine94358373857040">
            <table:table-cell table:style-name="Table5.A1" office:value-type="string">
              <text:p text:style-name="P2">71722 </text:p>
            </table:table-cell>
            <table:table-cell table:style-name="Table5.A1" office:value-type="string">
              <text:p text:style-name="P2">FARC104 </text:p>
            </table:table-cell>
            <table:table-cell table:style-name="Table5.A1" office:value-type="string">
              <text:p text:style-name="P10">Graphic Communication - II </text:p>
            </table:table-cell>
            <table:table-cell table:style-name="Table5.A1" office:value-type="string">
              <text:p text:style-name="P9">F </text:p>
            </table:table-cell>
            <table:table-cell table:style-name="Table5.A1" office:value-type="string">
              <text:p text:style-name="P9">3 </text:p>
            </table:table-cell>
            <table:table-cell table:style-name="Table5.A1" office:value-type="string">
              <text:p text:style-name="P9">0 </text:p>
            </table:table-cell>
          </table:table-row>
        </table:table>
        <text:p text:style-name="P14"><text:span text:style-name="Strong_20_Emphasis"><text:span text:style-name="T21">GPA:</text:span></text:span><text:span text:style-name="T21"> 0,78 </text:span><text:span text:style-name="T15"><text:tab/></text:span><text:span text:style-name="Strong_20_Emphasis"><text:span text:style-name="T17">CGPA:</text:span></text:span><text:span text:style-name="T17"> 1,25 </text:span><text:span text:style-name="T15"><text:tab/></text:span><text:span text:style-name="Strong_20_Emphasis"><text:span text:style-name="T15">SEM.CH:</text:span></text:span><text:span text:style-name="T15"> 17<text:tab/></text:span><text:span text:style-name="Strong_20_Emphasis"><text:span text:style-name="T15">CUM.CH:</text:span></text:span><text:span text:style-name="T15"> 26<text:tab/></text:span><text:span text:style-name="Strong_20_Emphasis"><text:span text:style-name="T15">SEM.CR:</text:span></text:span><text:span text:style-name="T15"> 13,2<text:tab/></text:span><text:span text:style-name="Strong_20_Emphasis"><text:span text:style-name="T15">CUM.CR:</text:span></text:span><text:span text:style-name="T15"> 32,4</text:span></text:p>
        <text:p text:style-name="P14"><text:span text:style-name="Strong_20_Emphasis"><text:span text:style-name="T15">ACD.TERM:</text:span></text:span><text:span text:style-name="T15"> 2<text:tab/></text:span><text:span text:style-name="Strong_20_Emphasis"><text:span text:style-name="T15">ACT.TERM:</text:span></text:span><text:span text:style-name="T15"> 2</text:span></text:p>
        <text:p text:style-name="P14"><text:span text:style-name="Strong_20_Emphasis"><text:span text:style-name="T1">Durum:</text:span></text:span><text:span text:style-name="T1"> SINAMALI </text:span></text:p>
        <text:p text:style-name="P1"/>
        <text:p text:style-name="P4"><text:span text:style-name="T1">Akademik Yıl: 2017-18 </text:span><text:tab/><text:tab/>Dönem: <text:span text:style-name="T1">GÜZ</text:span> <text:tab/><text:tab/><text:tab/>Bölüm: MİMARLIK 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column table:style-name="Table6.F"/>
          <table:table-header-rows>
            <table:table-row table:style-name="TableLine94358373854864">
              <table:table-cell table:style-name="Table6.A1" office:value-type="string">
                <text:p text:style-name="P3">Ref. Kod </text:p>
              </table:table-cell>
              <table:table-cell table:style-name="Table6.A1" office:value-type="string">
                <text:p text:style-name="P3">Ders Kod. </text:p>
              </table:table-cell>
              <table:table-cell table:style-name="Table6.A1" office:value-type="string">
                <text:p text:style-name="P3">Ders Adı </text:p>
              </table:table-cell>
              <table:table-cell table:style-name="Table6.A1" office:value-type="string">
                <text:p text:style-name="P3">GRD. </text:p>
              </table:table-cell>
              <table:table-cell table:style-name="Table6.A1" office:value-type="string">
                <text:p text:style-name="P3">CH. </text:p>
              </table:table-cell>
              <table:table-cell table:style-name="Table6.A1" office:value-type="string">
                <text:p text:style-name="P3">CR. </text:p>
              </table:table-cell>
            </table:table-row>
          </table:table-header-rows>
          <table:table-row table:style-name="TableLine94358373874432">
            <table:table-cell table:style-name="Table6.A1" office:value-type="string">
              <text:p text:style-name="P2">71713 </text:p>
            </table:table-cell>
            <table:table-cell table:style-name="Table6.A1" office:value-type="string">
              <text:p text:style-name="P2">FARC113 </text:p>
            </table:table-cell>
            <table:table-cell table:style-name="Table6.A1" office:value-type="string">
              <text:p text:style-name="P3">Introduction to Design </text:p>
            </table:table-cell>
            <table:table-cell table:style-name="Table6.A1" office:value-type="string">
              <text:p text:style-name="P2">D </text:p>
            </table:table-cell>
            <table:table-cell table:style-name="Table6.A1" office:value-type="string">
              <text:p text:style-name="P2">3 </text:p>
            </table:table-cell>
            <table:table-cell table:style-name="Table6.A1" office:value-type="string">
              <text:p text:style-name="P2">3 </text:p>
            </table:table-cell>
          </table:table-row>
          <table:table-row table:style-name="TableLine94358373870672">
            <table:table-cell table:style-name="Table6.A1" office:value-type="string">
              <text:p text:style-name="P2">71714 </text:p>
            </table:table-cell>
            <table:table-cell table:style-name="Table6.A1" office:value-type="string">
              <text:p text:style-name="P2">ENGL191 </text:p>
            </table:table-cell>
            <table:table-cell table:style-name="Table6.A1" office:value-type="string">
              <text:p text:style-name="P10">Communication in English - I </text:p>
            </table:table-cell>
            <table:table-cell table:style-name="Table6.A1" office:value-type="string">
              <text:p text:style-name="P9">F </text:p>
            </table:table-cell>
            <table:table-cell table:style-name="Table6.A1" office:value-type="string">
              <text:p text:style-name="P9">3 </text:p>
            </table:table-cell>
            <table:table-cell table:style-name="Table6.A1" office:value-type="string">
              <text:p text:style-name="P9">0 </text:p>
            </table:table-cell>
          </table:table-row>
          <table:table-row table:style-name="TableLine94358373911232">
            <table:table-cell table:style-name="Table6.A1" office:value-type="string">
              <text:p text:style-name="P2">71716 </text:p>
            </table:table-cell>
            <table:table-cell table:style-name="Table6.A1" office:value-type="string">
              <text:p text:style-name="P2">HIST280 </text:p>
            </table:table-cell>
            <table:table-cell table:style-name="Table6.A1" office:value-type="string">
              <text:p text:style-name="P13">Atatürk's Principles and History of Turkish Reforms </text:p>
            </table:table-cell>
            <table:table-cell table:style-name="Table6.A1" office:value-type="string">
              <text:p text:style-name="P9">F </text:p>
            </table:table-cell>
            <table:table-cell table:style-name="Table6.A1" office:value-type="string">
              <text:p text:style-name="P9">2 </text:p>
            </table:table-cell>
            <table:table-cell table:style-name="Table6.A1" office:value-type="string">
              <text:p text:style-name="P9">0 </text:p>
            </table:table-cell>
          </table:table-row>
          <table:table-row table:style-name="TableLine94358373912672">
            <table:table-cell table:style-name="Table6.A1" office:value-type="string">
              <text:p text:style-name="P2">71721 </text:p>
            </table:table-cell>
            <table:table-cell table:style-name="Table6.A1" office:value-type="string">
              <text:p text:style-name="P2">FARC102 </text:p>
            </table:table-cell>
            <table:table-cell table:style-name="Table6.A1" office:value-type="string">
              <text:p text:style-name="P3">Introductory Design Studio </text:p>
            </table:table-cell>
            <table:table-cell table:style-name="Table6.A1" office:value-type="string">
              <text:p text:style-name="P2">A- </text:p>
            </table:table-cell>
            <table:table-cell table:style-name="Table6.A1" office:value-type="string">
              <text:p text:style-name="P2">6 </text:p>
            </table:table-cell>
            <table:table-cell table:style-name="Table6.A1" office:value-type="string">
              <text:p text:style-name="P2">22,2 </text:p>
            </table:table-cell>
          </table:table-row>
          <table:table-row table:style-name="TableLine94358373914096">
            <table:table-cell table:style-name="Table6.A1" office:value-type="string">
              <text:p text:style-name="P2">71722 </text:p>
            </table:table-cell>
            <table:table-cell table:style-name="Table6.A1" office:value-type="string">
              <text:p text:style-name="P2">FARC104 </text:p>
            </table:table-cell>
            <table:table-cell table:style-name="Table6.A1" office:value-type="string">
              <text:p text:style-name="P3">Graphic Communication - II </text:p>
            </table:table-cell>
            <table:table-cell table:style-name="Table6.A1" office:value-type="string">
              <text:p text:style-name="P2">B </text:p>
            </table:table-cell>
            <table:table-cell table:style-name="Table6.A1" office:value-type="string">
              <text:p text:style-name="P2">3 </text:p>
            </table:table-cell>
            <table:table-cell table:style-name="Table6.A1" office:value-type="string">
              <text:p text:style-name="P2">9 </text:p>
            </table:table-cell>
          </table:table-row>
          <table:table-row table:style-name="TableLine94358373910768">
            <table:table-cell table:style-name="Table6.A1" office:value-type="string">
              <text:p text:style-name="P2">71723 </text:p>
            </table:table-cell>
            <table:table-cell table:style-name="Table6.A1" office:value-type="string">
              <text:p text:style-name="P2">FARC142 </text:p>
            </table:table-cell>
            <table:table-cell table:style-name="Table6.A1" office:value-type="string">
              <text:p text:style-name="P10">Introduction to Design Technology </text:p>
            </table:table-cell>
            <table:table-cell table:style-name="Table6.A1" office:value-type="string">
              <text:p text:style-name="P9">D- </text:p>
            </table:table-cell>
            <table:table-cell table:style-name="Table6.A1" office:value-type="string">
              <text:p text:style-name="P9">3 </text:p>
            </table:table-cell>
            <table:table-cell table:style-name="Table6.A1" office:value-type="string">
              <text:p text:style-name="P9">2,1 </text:p>
            </table:table-cell>
          </table:table-row>
        </table:table>
        <text:p text:style-name="P14"><text:span text:style-name="Strong_20_Emphasis"><text:span text:style-name="T19">GPA:</text:span></text:span><text:span text:style-name="T19"> 1,82</text:span><text:span text:style-name="T15"> <text:tab/></text:span><text:span text:style-name="Strong_20_Emphasis"><text:span text:style-name="T17">CGPA:</text:span></text:span><text:span text:style-name="T17"> 2,02</text:span><text:span text:style-name="T15"> <text:tab/></text:span><text:span text:style-name="Strong_20_Emphasis"><text:span text:style-name="T15">SEM.CH:</text:span></text:span><text:span text:style-name="T15"> 20<text:tab/></text:span><text:span text:style-name="Strong_20_Emphasis"><text:span text:style-name="T15">CUM.CH:</text:span></text:span><text:span text:style-name="T15"> 32<text:tab/></text:span><text:span text:style-name="Strong_20_Emphasis"><text:span text:style-name="T15">SEM.CR:</text:span></text:span><text:span text:style-name="T15"> 36,3<text:tab/></text:span><text:span text:style-name="Strong_20_Emphasis"><text:span text:style-name="T15">CUM.CR:</text:span></text:span><text:span text:style-name="T15"> 64,5</text:span></text:p>
        <text:p text:style-name="P14"><text:soft-page-break/><text:span text:style-name="Strong_20_Emphasis"><text:span text:style-name="T15">ACD.TERM:</text:span></text:span><text:span text:style-name="T15"> 2<text:tab/></text:span><text:span text:style-name="Strong_20_Emphasis"><text:span text:style-name="T15">ACT.TERM:</text:span></text:span><text:span text:style-name="T15"> 3</text:span></text:p>
        <text:p text:style-name="P14"><text:span text:style-name="Strong_20_Emphasis"><text:span text:style-name="T1">Durum:</text:span></text:span><text:span text:style-name="T1"> BAŞARISIZ </text:span></text:p>
        <text:p text:style-name="P1"/>
        <text:p text:style-name="P4"><text:span text:style-name="T1">Akademik Yıl: 2017-18 </text:span><text:tab/><text:tab/>Dönem: <text:span text:style-name="T1">BAHAR</text:span> <text:tab/><text:tab/><text:tab/>Bölüm: MİMARLIK </text:p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column table:style-name="Table7.E"/>
          <table:table-column table:style-name="Table7.F"/>
          <table:table-header-rows>
            <table:table-row table:style-name="TableLine94358373930704">
              <table:table-cell table:style-name="Table7.A1" office:value-type="string">
                <text:p text:style-name="P3">Ref. Kod </text:p>
              </table:table-cell>
              <table:table-cell table:style-name="Table7.A1" office:value-type="string">
                <text:p text:style-name="P3">Ders Kod. </text:p>
              </table:table-cell>
              <table:table-cell table:style-name="Table7.A1" office:value-type="string">
                <text:p text:style-name="P3">Ders Adı </text:p>
              </table:table-cell>
              <table:table-cell table:style-name="Table7.A1" office:value-type="string">
                <text:p text:style-name="P3">GRD. </text:p>
              </table:table-cell>
              <table:table-cell table:style-name="Table7.A1" office:value-type="string">
                <text:p text:style-name="P3">CH. </text:p>
              </table:table-cell>
              <table:table-cell table:style-name="Table7.A1" office:value-type="string">
                <text:p text:style-name="P3">CR. </text:p>
              </table:table-cell>
            </table:table-row>
          </table:table-header-rows>
          <table:table-row table:style-name="TableLine94358373958528">
            <table:table-cell table:style-name="Table7.A1" office:value-type="string">
              <text:p text:style-name="P2">71714 </text:p>
            </table:table-cell>
            <table:table-cell table:style-name="Table7.A1" office:value-type="string">
              <text:p text:style-name="P2">ENGL191 </text:p>
            </table:table-cell>
            <table:table-cell table:style-name="Table7.A1" office:value-type="string">
              <text:p text:style-name="P10">Communication in English - I </text:p>
            </table:table-cell>
            <table:table-cell table:style-name="Table7.A1" office:value-type="string">
              <text:p text:style-name="P9">F </text:p>
            </table:table-cell>
            <table:table-cell table:style-name="Table7.A1" office:value-type="string">
              <text:p text:style-name="P9">3 </text:p>
            </table:table-cell>
            <table:table-cell table:style-name="Table7.A1" office:value-type="string">
              <text:p text:style-name="P9">0 </text:p>
            </table:table-cell>
          </table:table-row>
          <table:table-row table:style-name="TableLine94358373960688">
            <table:table-cell table:style-name="Table7.A1" office:value-type="string">
              <text:p text:style-name="P2">71716 </text:p>
            </table:table-cell>
            <table:table-cell table:style-name="Table7.A1" office:value-type="string">
              <text:p text:style-name="P2">HIST280 </text:p>
            </table:table-cell>
            <table:table-cell table:style-name="Table7.A1" office:value-type="string">
              <text:p text:style-name="P13">Atatürk's Principles and History of Turkish Reforms </text:p>
            </table:table-cell>
            <table:table-cell table:style-name="Table7.A1" office:value-type="string">
              <text:p text:style-name="P9">D- </text:p>
            </table:table-cell>
            <table:table-cell table:style-name="Table7.A1" office:value-type="string">
              <text:p text:style-name="P9">2 </text:p>
            </table:table-cell>
            <table:table-cell table:style-name="Table7.A1" office:value-type="string">
              <text:p text:style-name="P9">1,4 </text:p>
            </table:table-cell>
          </table:table-row>
          <table:table-row table:style-name="TableLine94358373962144">
            <table:table-cell table:style-name="Table7.A1" office:value-type="string">
              <text:p text:style-name="P2">71723 </text:p>
            </table:table-cell>
            <table:table-cell table:style-name="Table7.A1" office:value-type="string">
              <text:p text:style-name="P2">FARC142 </text:p>
            </table:table-cell>
            <table:table-cell table:style-name="Table7.A1" office:value-type="string">
              <text:p text:style-name="P10">Introduction to Design Technology </text:p>
            </table:table-cell>
            <table:table-cell table:style-name="Table7.A1" office:value-type="string">
              <text:p text:style-name="P9">D- </text:p>
            </table:table-cell>
            <table:table-cell table:style-name="Table7.A1" office:value-type="string">
              <text:p text:style-name="P9">3 </text:p>
            </table:table-cell>
            <table:table-cell table:style-name="Table7.A1" office:value-type="string">
              <text:p text:style-name="P9">2,1 </text:p>
            </table:table-cell>
          </table:table-row>
          <table:table-row table:style-name="TableLine94358373963536">
            <table:table-cell table:style-name="Table7.A1" office:value-type="string">
              <text:p text:style-name="P2">71725 </text:p>
            </table:table-cell>
            <table:table-cell table:style-name="Table7.A1" office:value-type="string">
              <text:p text:style-name="P2">ITEC185 </text:p>
            </table:table-cell>
            <table:table-cell table:style-name="Table7.A1" office:value-type="string">
              <text:p text:style-name="P3">Introduction to Digital Media </text:p>
            </table:table-cell>
            <table:table-cell table:style-name="Table7.A1" office:value-type="string">
              <text:p text:style-name="P2">C+ </text:p>
            </table:table-cell>
            <table:table-cell table:style-name="Table7.A1" office:value-type="string">
              <text:p text:style-name="P2">3 </text:p>
            </table:table-cell>
            <table:table-cell table:style-name="Table7.A1" office:value-type="string">
              <text:p text:style-name="P2">6,9 </text:p>
            </table:table-cell>
          </table:table-row>
          <table:table-row table:style-name="TableLine94358373964960">
            <table:table-cell table:style-name="Table7.A1" office:value-type="string">
              <text:p text:style-name="P2">71726 </text:p>
            </table:table-cell>
            <table:table-cell table:style-name="Table7.A1" office:value-type="string">
              <text:p text:style-name="P2">ARCH114 </text:p>
            </table:table-cell>
            <table:table-cell table:style-name="Table7.A1" office:value-type="string">
              <text:p text:style-name="P10">Human and Socio-Cultural Factors in Design </text:p>
            </table:table-cell>
            <table:table-cell table:style-name="Table7.A1" office:value-type="string">
              <text:p text:style-name="P9">NG </text:p>
            </table:table-cell>
            <table:table-cell table:style-name="Table7.A1" office:value-type="string">
              <text:p text:style-name="P9">3 </text:p>
            </table:table-cell>
            <table:table-cell table:style-name="Table7.A1" office:value-type="string">
              <text:p text:style-name="P9">0 </text:p>
            </table:table-cell>
          </table:table-row>
          <table:table-row table:style-name="TableLine94358373961680">
            <table:table-cell table:style-name="Table7.A1" office:value-type="string">
              <text:p text:style-name="P2">71731 </text:p>
            </table:table-cell>
            <table:table-cell table:style-name="Table7.A1" office:value-type="string">
              <text:p text:style-name="P2">ARCH291 </text:p>
            </table:table-cell>
            <table:table-cell table:style-name="Table7.A1" office:value-type="string">
              <text:p text:style-name="P3">Architectural Design Studio - I </text:p>
            </table:table-cell>
            <table:table-cell table:style-name="Table7.A1" office:value-type="string">
              <text:p text:style-name="P2">C </text:p>
            </table:table-cell>
            <table:table-cell table:style-name="Table7.A1" office:value-type="string">
              <text:p text:style-name="P2">6 </text:p>
            </table:table-cell>
            <table:table-cell table:style-name="Table7.A1" office:value-type="string">
              <text:p text:style-name="P2">12 </text:p>
            </table:table-cell>
          </table:table-row>
        </table:table>
        <text:p text:style-name="P14"><text:span text:style-name="Strong_20_Emphasis"><text:span text:style-name="T10">GPA:</text:span></text:span><text:span text:style-name="T10"> 1,12</text:span><text:span text:style-name="T4"> <text:tab/></text:span><text:span text:style-name="Strong_20_Emphasis"><text:span text:style-name="T6">CGPA</text:span></text:span><text:span text:style-name="Strong_20_Emphasis"><text:span text:style-name="T4">:</text:span></text:span><text:span text:style-name="T4"> 1,93 <text:tab/></text:span><text:span text:style-name="Strong_20_Emphasis"><text:span text:style-name="T4">SEM.CH:</text:span></text:span><text:span text:style-name="T4"> 20<text:tab/></text:span><text:span text:style-name="Strong_20_Emphasis"><text:span text:style-name="T4">CUM.CH:</text:span></text:span><text:span text:style-name="T4"> 44<text:tab/></text:span><text:span text:style-name="Strong_20_Emphasis"><text:span text:style-name="T4">SEM.CR:</text:span></text:span><text:span text:style-name="T4"> 22,4<text:tab/></text:span><text:span text:style-name="Strong_20_Emphasis"><text:span text:style-name="T4">CUM.CR:</text:span></text:span><text:span text:style-name="T4"> 84,8</text:span></text:p>
        <text:p text:style-name="P14"><text:span text:style-name="Strong_20_Emphasis"><text:span text:style-name="T4">ACD.TERM:</text:span></text:span><text:span text:style-name="T4"> 2<text:tab/></text:span><text:span text:style-name="Strong_20_Emphasis"><text:span text:style-name="T4">ACT.TERM:</text:span></text:span><text:span text:style-name="T4"> 4</text:span></text:p>
        <text:p text:style-name="P14"><text:span text:style-name="Strong_20_Emphasis"><text:span text:style-name="T1">Durum:</text:span></text:span><text:span text:style-name="T1"> BAŞARISIZ </text:span></text:p>
        <text:p text:style-name="P1"/>
        <text:p text:style-name="P4"><text:span text:style-name="T1">Akademik Yıl: 2017-18 </text:span><text:tab/><text:tab/>Dönem: <text:span text:style-name="T1">BAHAR</text:span> <text:tab/><text:tab/><text:tab/>Bölüm: MİMARLIK </text:p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column table:style-name="Table8.E"/>
          <table:table-column table:style-name="Table8.F"/>
          <table:table-header-rows>
            <table:table-row table:style-name="TableLine94358373849136">
              <table:table-cell table:style-name="Table8.A1" office:value-type="string">
                <text:p text:style-name="P3">Ref. Kod </text:p>
              </table:table-cell>
              <table:table-cell table:style-name="Table8.A1" office:value-type="string">
                <text:p text:style-name="P3">Ders Kod. </text:p>
              </table:table-cell>
              <table:table-cell table:style-name="Table8.A1" office:value-type="string">
                <text:p text:style-name="P3">Ders Adı </text:p>
              </table:table-cell>
              <table:table-cell table:style-name="Table8.A1" office:value-type="string">
                <text:p text:style-name="P3">GRD. </text:p>
              </table:table-cell>
              <table:table-cell table:style-name="Table8.A1" office:value-type="string">
                <text:p text:style-name="P3">CH. </text:p>
              </table:table-cell>
              <table:table-cell table:style-name="Table8.A1" office:value-type="string">
                <text:p text:style-name="P3">CR. </text:p>
              </table:table-cell>
            </table:table-row>
          </table:table-header-rows>
          <table:table-row table:style-name="TableLine94358373991936">
            <table:table-cell table:style-name="Table8.A1" office:value-type="string">
              <text:p text:style-name="P2">71714 </text:p>
            </table:table-cell>
            <table:table-cell table:style-name="Table8.A1" office:value-type="string">
              <text:p text:style-name="P2">ENGL191 </text:p>
            </table:table-cell>
            <table:table-cell table:style-name="Table8.A1" office:value-type="string">
              <text:p text:style-name="P10">Communication in English - I </text:p>
            </table:table-cell>
            <table:table-cell table:style-name="Table8.A1" office:value-type="string">
              <text:p text:style-name="P9">F </text:p>
            </table:table-cell>
            <table:table-cell table:style-name="Table8.A1" office:value-type="string">
              <text:p text:style-name="P9">3 </text:p>
            </table:table-cell>
            <table:table-cell table:style-name="Table8.A1" office:value-type="string">
              <text:p text:style-name="P9">0 </text:p>
            </table:table-cell>
          </table:table-row>
          <table:table-row table:style-name="TableLine94358373992656">
            <table:table-cell table:style-name="Table8.A1" office:value-type="string">
              <text:p text:style-name="P2">71716 </text:p>
            </table:table-cell>
            <table:table-cell table:style-name="Table8.A1" office:value-type="string">
              <text:p text:style-name="P2">HIST280 </text:p>
            </table:table-cell>
            <table:table-cell table:style-name="Table8.A1" office:value-type="string">
              <text:p text:style-name="P3">Atatürk's Principles and History of Turkish Reforms </text:p>
            </table:table-cell>
            <table:table-cell table:style-name="Table8.A1" office:value-type="string">
              <text:p text:style-name="P2">D </text:p>
            </table:table-cell>
            <table:table-cell table:style-name="Table8.A1" office:value-type="string">
              <text:p text:style-name="P2">2 </text:p>
            </table:table-cell>
            <table:table-cell table:style-name="Table8.A1" office:value-type="string">
              <text:p text:style-name="P2">2 </text:p>
            </table:table-cell>
          </table:table-row>
        </table:table>
        <text:p text:style-name="P14"><text:span text:style-name="Strong_20_Emphasis"><text:span text:style-name="T12">GPA:</text:span></text:span><text:span text:style-name="T12"> 0,4 </text:span><text:span text:style-name="T4"><text:tab/></text:span><text:span text:style-name="Strong_20_Emphasis"><text:span text:style-name="T6">CGPA</text:span></text:span><text:span text:style-name="Strong_20_Emphasis"><text:span text:style-name="T4">:</text:span></text:span><text:span text:style-name="T4"> 1,94 <text:tab/></text:span><text:span text:style-name="Strong_20_Emphasis"><text:span text:style-name="T4">SEM.CH:</text:span></text:span><text:span text:style-name="T4"> 5<text:tab/></text:span><text:span text:style-name="Strong_20_Emphasis"><text:span text:style-name="T4">CUM.CH:</text:span></text:span><text:span text:style-name="T4"> 44<text:tab/></text:span><text:span text:style-name="Strong_20_Emphasis"><text:span text:style-name="T4">SEM.CR:</text:span></text:span><text:span text:style-name="T4"> 2<text:tab/></text:span><text:span text:style-name="Strong_20_Emphasis"><text:span text:style-name="T4">CUM.CR:</text:span></text:span><text:span text:style-name="T4"> 85,4</text:span></text:p>
        <text:p text:style-name="P14"><text:span text:style-name="Strong_20_Emphasis"><text:span text:style-name="T4">ACD.TERM:</text:span></text:span><text:span text:style-name="T4"> 2<text:tab/></text:span><text:span text:style-name="Strong_20_Emphasis"><text:span text:style-name="T4">ACT.TERM:</text:span></text:span><text:span text:style-name="T4"> 4</text:span></text:p>
        <text:p text:style-name="P14"><text:span text:style-name="Strong_20_Emphasis"><text:span text:style-name="T4">Açıklama:</text:span></text:span><text:span text:style-name="T4"> </text:span><text:span text:style-name="T1">BÜTÜNLEME SINAVI </text:span></text:p>
        <text:p text:style-name="P1"/>
        <text:p text:style-name="P4"><text:span text:style-name="T1">Akademik Yıl: 2017-18 </text:span><text:tab/><text:tab/>Dönem: <text:span text:style-name="T1">YAZ</text:span><text:tab/><text:tab/> <text:tab/><text:tab/>Bölüm: MİMARLIK </text:p>
        <table:table table:name="Table9" table:style-name="Table9">
          <table:table-column table:style-name="Table9.A"/>
          <table:table-column table:style-name="Table9.B"/>
          <table:table-column table:style-name="Table9.C"/>
          <table:table-column table:style-name="Table9.D"/>
          <table:table-column table:style-name="Table9.E"/>
          <table:table-column table:style-name="Table9.F"/>
          <table:table-header-rows>
            <table:table-row table:style-name="TableLine94358374010656">
              <table:table-cell table:style-name="Table9.A1" office:value-type="string">
                <text:p text:style-name="P3">Ref. Kod </text:p>
              </table:table-cell>
              <table:table-cell table:style-name="Table9.A1" office:value-type="string">
                <text:p text:style-name="P3">Ders Kod. </text:p>
              </table:table-cell>
              <table:table-cell table:style-name="Table9.A1" office:value-type="string">
                <text:p text:style-name="P3">Ders Adı </text:p>
              </table:table-cell>
              <table:table-cell table:style-name="Table9.A1" office:value-type="string">
                <text:p text:style-name="P3">GRD. </text:p>
              </table:table-cell>
              <table:table-cell table:style-name="Table9.A1" office:value-type="string">
                <text:p text:style-name="P3">CH. </text:p>
              </table:table-cell>
              <table:table-cell table:style-name="Table9.A1" office:value-type="string">
                <text:p text:style-name="P3">CR. </text:p>
              </table:table-cell>
            </table:table-row>
          </table:table-header-rows>
          <table:table-row table:style-name="TableLine94358374000368">
            <table:table-cell table:style-name="Table9.A1" office:value-type="string">
              <text:p text:style-name="P2">71737 </text:p>
            </table:table-cell>
            <table:table-cell table:style-name="Table9.A1" office:value-type="string">
              <text:p text:style-name="P2">ARCH190 </text:p>
            </table:table-cell>
            <table:table-cell table:style-name="Table9.A1" office:value-type="string">
              <text:p text:style-name="P3">Summer Practice - I </text:p>
            </table:table-cell>
            <table:table-cell table:style-name="Table9.A1" office:value-type="string">
              <text:p text:style-name="P2">S </text:p>
            </table:table-cell>
            <table:table-cell table:style-name="Table9.A1" office:value-type="string">
              <text:p text:style-name="P2">0 </text:p>
            </table:table-cell>
            <table:table-cell table:style-name="Table9.A1" office:value-type="string">
              <text:p text:style-name="P2">0 </text:p>
            </table:table-cell>
          </table:table-row>
        </table:table>
        <text:p text:style-name="P14"><text:span text:style-name="Strong_20_Emphasis"><text:span text:style-name="T4">GPA:</text:span></text:span><text:span text:style-name="T4"> 0 <text:tab/></text:span><text:span text:style-name="Strong_20_Emphasis"><text:span text:style-name="T6">CGPA</text:span></text:span><text:span text:style-name="Strong_20_Emphasis"><text:span text:style-name="T4">:</text:span></text:span><text:span text:style-name="T4"> 1,94 <text:tab/></text:span><text:span text:style-name="Strong_20_Emphasis"><text:span text:style-name="T4">SEM.CH:</text:span></text:span><text:span text:style-name="T4"> 0<text:tab/></text:span><text:span text:style-name="Strong_20_Emphasis"><text:span text:style-name="T4">CUM.CH:</text:span></text:span><text:span text:style-name="T4"> 44<text:tab/></text:span><text:span text:style-name="Strong_20_Emphasis"><text:span text:style-name="T4">SEM.CR:</text:span></text:span><text:span text:style-name="T4"> 0<text:tab/></text:span><text:span text:style-name="Strong_20_Emphasis"><text:span text:style-name="T4">CUM.CR:</text:span></text:span><text:span text:style-name="T4"> 85,4</text:span></text:p>
        <text:p text:style-name="P14"><text:span text:style-name="Strong_20_Emphasis"><text:span text:style-name="T4">ACD.TERM:</text:span></text:span><text:span text:style-name="T4"> 2<text:tab/></text:span><text:span text:style-name="Strong_20_Emphasis"><text:span text:style-name="T4">ACT.TERM:</text:span></text:span><text:span text:style-name="T4"> 4</text:span></text:p>
        <text:p text:style-name="P1"/>
        <text:p text:style-name="P4"><text:span text:style-name="T1">Akademik Yıl: 2018-19 </text:span><text:tab/><text:tab/>Dönem: <text:span text:style-name="T1">GÜZ</text:span> <text:tab/><text:tab/><text:tab/><text:tab/>Bölüm: MİMARLIK </text:p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header-rows>
            <table:table-row table:style-name="TableLine94358374034336">
              <table:table-cell table:style-name="Table10.A1" office:value-type="string">
                <text:p text:style-name="P3">Ref. Kod </text:p>
              </table:table-cell>
              <table:table-cell table:style-name="Table10.A1" office:value-type="string">
                <text:p text:style-name="P3">Ders Kod. </text:p>
              </table:table-cell>
              <table:table-cell table:style-name="Table10.A1" office:value-type="string">
                <text:p text:style-name="P3">Ders Adı </text:p>
              </table:table-cell>
              <table:table-cell table:style-name="Table10.A1" office:value-type="string">
                <text:p text:style-name="P3">GRD. </text:p>
              </table:table-cell>
              <table:table-cell table:style-name="Table10.A1" office:value-type="string">
                <text:p text:style-name="P3">CH. </text:p>
              </table:table-cell>
              <table:table-cell table:style-name="Table10.A1" office:value-type="string">
                <text:p text:style-name="P3">CR. </text:p>
              </table:table-cell>
            </table:table-row>
          </table:table-header-rows>
          <table:table-row table:style-name="TableLine94358374004784">
            <table:table-cell table:style-name="Table10.A1" office:value-type="string">
              <text:p text:style-name="P2">71714 </text:p>
            </table:table-cell>
            <table:table-cell table:style-name="Table10.A1" office:value-type="string">
              <text:p text:style-name="P2">ENGL191 </text:p>
            </table:table-cell>
            <table:table-cell table:style-name="Table10.A1" office:value-type="string">
              <text:p text:style-name="P10">Communication in English - I </text:p>
            </table:table-cell>
            <table:table-cell table:style-name="Table10.A1" office:value-type="string">
              <text:p text:style-name="P9">F </text:p>
            </table:table-cell>
            <table:table-cell table:style-name="Table10.A1" office:value-type="string">
              <text:p text:style-name="P9">3 </text:p>
            </table:table-cell>
            <table:table-cell table:style-name="Table10.A1" office:value-type="string">
              <text:p text:style-name="P9">0 </text:p>
            </table:table-cell>
          </table:table-row>
          <table:table-row table:style-name="TableLine94358374002432">
            <table:table-cell table:style-name="Table10.A1" office:value-type="string">
              <text:p text:style-name="P2">71723 </text:p>
            </table:table-cell>
            <table:table-cell table:style-name="Table10.A1" office:value-type="string">
              <text:p text:style-name="P2">FARC142 </text:p>
            </table:table-cell>
            <table:table-cell table:style-name="Table10.A1" office:value-type="string">
              <text:p text:style-name="P3">Introduction to Design Technology </text:p>
            </table:table-cell>
            <table:table-cell table:style-name="Table10.A1" office:value-type="string">
              <text:p text:style-name="P2">C- </text:p>
            </table:table-cell>
            <table:table-cell table:style-name="Table10.A1" office:value-type="string">
              <text:p text:style-name="P2">3 </text:p>
            </table:table-cell>
            <table:table-cell table:style-name="Table10.A1" office:value-type="string">
              <text:p text:style-name="P2">5,1 </text:p>
            </table:table-cell>
          </table:table-row>
          <table:table-row table:style-name="TableLine94358374063392">
            <table:table-cell table:style-name="Table10.A1" office:value-type="string">
              <text:p text:style-name="P2">71726 </text:p>
            </table:table-cell>
            <table:table-cell table:style-name="Table10.A1" office:value-type="string">
              <text:p text:style-name="P2">ARCH114 </text:p>
            </table:table-cell>
            <table:table-cell table:style-name="Table10.A1" office:value-type="string">
              <text:p text:style-name="P10">Human and Socio-Cultural Factors in Design </text:p>
            </table:table-cell>
            <table:table-cell table:style-name="Table10.A1" office:value-type="string">
              <text:p text:style-name="P9">D- </text:p>
            </table:table-cell>
            <table:table-cell table:style-name="Table10.A1" office:value-type="string">
              <text:p text:style-name="P9">3 </text:p>
            </table:table-cell>
            <table:table-cell table:style-name="Table10.A1" office:value-type="string">
              <text:p text:style-name="P9">2,1 </text:p>
            </table:table-cell>
          </table:table-row>
          <table:table-row table:style-name="TableLine94358374064784">
            <table:table-cell table:style-name="Table10.A1" office:value-type="string">
              <text:p text:style-name="P2">71732 </text:p>
            </table:table-cell>
            <table:table-cell table:style-name="Table10.A1" office:value-type="string">
              <text:p text:style-name="P2">ARCH213 </text:p>
            </table:table-cell>
            <table:table-cell table:style-name="Table10.A1" office:value-type="string">
              <text:p text:style-name="P10">Ecological Issues in Architecture </text:p>
            </table:table-cell>
            <table:table-cell table:style-name="Table10.A1" office:value-type="string">
              <text:p text:style-name="P9">NG </text:p>
            </table:table-cell>
            <table:table-cell table:style-name="Table10.A1" office:value-type="string">
              <text:p text:style-name="P9">3 </text:p>
            </table:table-cell>
            <table:table-cell table:style-name="Table10.A1" office:value-type="string">
              <text:p text:style-name="P9">0 </text:p>
            </table:table-cell>
          </table:table-row>
          <table:table-row table:style-name="TableLine94358374066208">
            <table:table-cell table:style-name="Table10.A1" office:value-type="string">
              <text:p text:style-name="P2">71735 </text:p>
            </table:table-cell>
            <table:table-cell table:style-name="Table10.A1" office:value-type="string">
              <text:p text:style-name="P2">ARCH243 </text:p>
            </table:table-cell>
            <table:table-cell table:style-name="Table10.A1" office:value-type="string">
              <text:p text:style-name="P10">Architectural Construction and Materials - I </text:p>
            </table:table-cell>
            <table:table-cell table:style-name="Table10.A1" office:value-type="string">
              <text:p text:style-name="P9">F </text:p>
            </table:table-cell>
            <table:table-cell table:style-name="Table10.A1" office:value-type="string">
              <text:p text:style-name="P9">3 </text:p>
            </table:table-cell>
            <table:table-cell table:style-name="Table10.A1" office:value-type="string">
              <text:p text:style-name="P9">0 </text:p>
            </table:table-cell>
          </table:table-row>
          <table:table-row table:style-name="TableLine94358374062928">
            <table:table-cell table:style-name="Table10.A1" office:value-type="string">
              <text:p text:style-name="P2">71741 </text:p>
            </table:table-cell>
            <table:table-cell table:style-name="Table10.A1" office:value-type="string">
              <text:p text:style-name="P2">ARCH292 </text:p>
            </table:table-cell>
            <table:table-cell table:style-name="Table10.A1" office:value-type="string">
              <text:p text:style-name="P3">Architectural Design Studio - II </text:p>
            </table:table-cell>
            <table:table-cell table:style-name="Table10.A1" office:value-type="string">
              <text:p text:style-name="P2">C+ </text:p>
            </table:table-cell>
            <table:table-cell table:style-name="Table10.A1" office:value-type="string">
              <text:p text:style-name="P2">6 </text:p>
            </table:table-cell>
            <table:table-cell table:style-name="Table10.A1" office:value-type="string">
              <text:p text:style-name="P2">13,8 </text:p>
            </table:table-cell>
          </table:table-row>
        </table:table>
        <text:p text:style-name="P14"><text:span text:style-name="Strong_20_Emphasis"><text:span text:style-name="T10">GPA:</text:span></text:span><text:span text:style-name="T10"> 1 </text:span><text:span text:style-name="T4"><text:tab/></text:span><text:span text:style-name="Strong_20_Emphasis"><text:span text:style-name="T6">CGPA</text:span></text:span><text:span text:style-name="Strong_20_Emphasis"><text:span text:style-name="T4">:</text:span></text:span><text:span text:style-name="T4"> 1,86 <text:tab/></text:span><text:span text:style-name="Strong_20_Emphasis"><text:span text:style-name="T4">SEM.CH:</text:span></text:span><text:span text:style-name="T4"> 21<text:tab/></text:span><text:span text:style-name="Strong_20_Emphasis"><text:span text:style-name="T4">CUM.CH:</text:span></text:span><text:span text:style-name="T4"> 56<text:tab/></text:span><text:span text:style-name="Strong_20_Emphasis"><text:span text:style-name="T4">SEM.CR:</text:span></text:span><text:span text:style-name="T4"> 21<text:tab/></text:span><text:span text:style-name="Strong_20_Emphasis"><text:span text:style-name="T4">CUM.CR:</text:span></text:span><text:span text:style-name="T4"> 104,3</text:span></text:p>
        <text:p text:style-name="P14"><text:span text:style-name="Strong_20_Emphasis"><text:span text:style-name="T4">ACD.TERM:</text:span></text:span><text:span text:style-name="T4"> 3<text:tab/></text:span><text:span text:style-name="Strong_20_Emphasis"><text:span text:style-name="T4">ACT.TERM:</text:span></text:span><text:span text:style-name="T4"> 5</text:span></text:p>
        <text:p text:style-name="P14"><text:span text:style-name="Strong_20_Emphasis"><text:span text:style-name="T4">Durum:</text:span></text:span><text:span text:style-name="T4"> </text:span><text:span text:style-name="T1">BAŞARISIZ</text:span><text:span text:style-name="T4"> </text:span></text:p>
        <text:p text:style-name="P1"/>
        <text:p text:style-name="P4"><text:span text:style-name="T1">Akademik Yıl: 2018-19 </text:span><text:tab/><text:tab/>Dönem: <text:span text:style-name="T1">BAHAR</text:span> <text:tab/><text:tab/><text:tab/>Bölüm: MİMARLIK </text:p>
        <table:table table:name="Table11" table:style-name="Table11">
          <table:table-column table:style-name="Table11.A"/>
          <table:table-column table:style-name="Table11.B"/>
          <table:table-column table:style-name="Table11.C"/>
          <table:table-column table:style-name="Table11.D"/>
          <table:table-column table:style-name="Table11.E"/>
          <table:table-column table:style-name="Table11.F"/>
          <table:table-header-rows>
            <table:table-row table:style-name="TableLine94358374079328">
              <table:table-cell table:style-name="Table11.A1" office:value-type="string">
                <text:p text:style-name="P3">Ref. Kod </text:p>
              </table:table-cell>
              <table:table-cell table:style-name="Table11.A1" office:value-type="string">
                <text:p text:style-name="P3">Ders Kod. </text:p>
              </table:table-cell>
              <table:table-cell table:style-name="Table11.A1" office:value-type="string">
                <text:p text:style-name="P3">Ders Adı </text:p>
              </table:table-cell>
              <table:table-cell table:style-name="Table11.A1" office:value-type="string">
                <text:p text:style-name="P3">GRD. </text:p>
              </table:table-cell>
              <table:table-cell table:style-name="Table11.A1" office:value-type="string">
                <text:p text:style-name="P3">CH. </text:p>
              </table:table-cell>
              <table:table-cell table:style-name="Table11.A1" office:value-type="string">
                <text:p text:style-name="P3">CR. </text:p>
              </table:table-cell>
            </table:table-row>
          </table:table-header-rows>
          <table:table-row table:style-name="TableLine94358374039136">
            <table:table-cell table:style-name="Table11.A1" office:value-type="string">
              <text:p text:style-name="P2">71714 </text:p>
            </table:table-cell>
            <table:table-cell table:style-name="Table11.A1" office:value-type="string">
              <text:p text:style-name="P2">ENGL191 </text:p>
            </table:table-cell>
            <table:table-cell table:style-name="Table11.A1" office:value-type="string">
              <text:p text:style-name="P10">Communication in English - I </text:p>
            </table:table-cell>
            <table:table-cell table:style-name="Table11.A1" office:value-type="string">
              <text:p text:style-name="P9">F </text:p>
            </table:table-cell>
            <table:table-cell table:style-name="Table11.A1" office:value-type="string">
              <text:p text:style-name="P9">3 </text:p>
            </table:table-cell>
            <table:table-cell table:style-name="Table11.A1" office:value-type="string">
              <text:p text:style-name="P9">0 </text:p>
            </table:table-cell>
          </table:table-row>
          <table:table-row table:style-name="TableLine94358374081264">
            <table:table-cell table:style-name="Table11.A1" office:value-type="string">
              <text:p text:style-name="P2">71726 </text:p>
            </table:table-cell>
            <table:table-cell table:style-name="Table11.A1" office:value-type="string">
              <text:p text:style-name="P2">ARCH114 </text:p>
            </table:table-cell>
            <table:table-cell table:style-name="Table11.A1" office:value-type="string">
              <text:p text:style-name="P10">Human and Socio-Cultural Factors in Design </text:p>
            </table:table-cell>
            <table:table-cell table:style-name="Table11.A1" office:value-type="string">
              <text:p text:style-name="P9">F </text:p>
            </table:table-cell>
            <table:table-cell table:style-name="Table11.A1" office:value-type="string">
              <text:p text:style-name="P9">3 </text:p>
            </table:table-cell>
            <table:table-cell table:style-name="Table11.A1" office:value-type="string">
              <text:p text:style-name="P9">0 </text:p>
            </table:table-cell>
          </table:table-row>
          <table:table-row table:style-name="TableLine94358374122000">
            <table:table-cell table:style-name="Table11.A1" office:value-type="string">
              <text:p text:style-name="P2">71732 </text:p>
            </table:table-cell>
            <table:table-cell table:style-name="Table11.A1" office:value-type="string">
              <text:p text:style-name="P2">ARCH213 </text:p>
            </table:table-cell>
            <table:table-cell table:style-name="Table11.A1" office:value-type="string">
              <text:p text:style-name="P10">Ecological Issues in Architecture </text:p>
            </table:table-cell>
            <table:table-cell table:style-name="Table11.A1" office:value-type="string">
              <text:p text:style-name="P9">F </text:p>
            </table:table-cell>
            <table:table-cell table:style-name="Table11.A1" office:value-type="string">
              <text:p text:style-name="P9">3 </text:p>
            </table:table-cell>
            <table:table-cell table:style-name="Table11.A1" office:value-type="string">
              <text:p text:style-name="P9">0 </text:p>
            </table:table-cell>
          </table:table-row>
          <table:table-row table:style-name="TableLine94358374123440">
            <table:table-cell table:style-name="Table11.A1" office:value-type="string">
              <text:p text:style-name="P2">71735 </text:p>
            </table:table-cell>
            <table:table-cell table:style-name="Table11.A1" office:value-type="string">
              <text:p text:style-name="P2">ARCH243 </text:p>
            </table:table-cell>
            <table:table-cell table:style-name="Table11.A1" office:value-type="string">
              <text:p text:style-name="P10">Architectural Construction and Materials - I </text:p>
            </table:table-cell>
            <table:table-cell table:style-name="Table11.A1" office:value-type="string">
              <text:p text:style-name="P9">F </text:p>
            </table:table-cell>
            <table:table-cell table:style-name="Table11.A1" office:value-type="string">
              <text:p text:style-name="P9">3 </text:p>
            </table:table-cell>
            <table:table-cell table:style-name="Table11.A1" office:value-type="string">
              <text:p text:style-name="P9">0 </text:p>
            </table:table-cell>
          </table:table-row>
          <table:table-row table:style-name="TableLine94358374124864">
            <table:table-cell table:style-name="Table11.A1" office:value-type="string">
              <text:p text:style-name="P2">71736 </text:p>
            </table:table-cell>
            <table:table-cell table:style-name="Table11.A1" office:value-type="string">
              <text:p text:style-name="P2">ARCH281 </text:p>
            </table:table-cell>
            <table:table-cell table:style-name="Table11.A1" office:value-type="string">
              <text:p text:style-name="P3">Computer Aided Design - I </text:p>
            </table:table-cell>
            <table:table-cell table:style-name="Table11.A1" office:value-type="string">
              <text:p text:style-name="P2">A- </text:p>
            </table:table-cell>
            <table:table-cell table:style-name="Table11.A1" office:value-type="string">
              <text:p text:style-name="P2">3 </text:p>
            </table:table-cell>
            <table:table-cell table:style-name="Table11.A1" office:value-type="string">
              <text:p text:style-name="P2">11,1 </text:p>
            </table:table-cell>
          </table:table-row>
          <table:table-row table:style-name="TableLine94358374121536">
            <table:table-cell table:style-name="Table11.A1" office:value-type="string">
              <text:p text:style-name="P2">71751 </text:p>
            </table:table-cell>
            <table:table-cell table:style-name="Table11.A1" office:value-type="string">
              <text:p text:style-name="P2">ARCH391 </text:p>
            </table:table-cell>
            <table:table-cell table:style-name="Table11.A1" office:value-type="string">
              <text:p text:style-name="P3">Architectural Design Studio - III </text:p>
            </table:table-cell>
            <table:table-cell table:style-name="Table11.A1" office:value-type="string">
              <text:p text:style-name="P2">D+ </text:p>
            </table:table-cell>
            <table:table-cell table:style-name="Table11.A1" office:value-type="string">
              <text:p text:style-name="P2">6 </text:p>
            </table:table-cell>
            <table:table-cell table:style-name="Table11.A1" office:value-type="string">
              <text:p text:style-name="P2">7,8 </text:p>
            </table:table-cell>
          </table:table-row>
        </table:table>
        <text:p text:style-name="P14"><text:span text:style-name="Strong_20_Emphasis"><text:span text:style-name="T12">GPA:</text:span></text:span><text:span text:style-name="T12"> 0,9 </text:span><text:span text:style-name="T4"><text:tab/></text:span><text:span text:style-name="Strong_20_Emphasis"><text:span text:style-name="T6">CGPA</text:span></text:span><text:span text:style-name="Strong_20_Emphasis"><text:span text:style-name="T4">:</text:span></text:span><text:span text:style-name="T4"> 1,86 <text:tab/></text:span><text:span text:style-name="Strong_20_Emphasis"><text:span text:style-name="T4">SEM.CH:</text:span></text:span><text:span text:style-name="T4"> 21<text:tab/></text:span><text:span text:style-name="Strong_20_Emphasis"><text:span text:style-name="T4">CUM.CH:</text:span></text:span><text:span text:style-name="T4"> 65<text:tab/></text:span><text:span text:style-name="Strong_20_Emphasis"><text:span text:style-name="T4">SEM.CR:</text:span></text:span><text:span text:style-name="T4"> 18,9<text:tab/></text:span><text:span text:style-name="Strong_20_Emphasis"><text:span text:style-name="T4">CUM.CR:</text:span></text:span><text:span text:style-name="T4"> 121,1</text:span></text:p>
        <text:p text:style-name="P14"><text:soft-page-break/><text:span text:style-name="Strong_20_Emphasis"><text:span text:style-name="T4">ACD.TERM:</text:span></text:span><text:span text:style-name="T4"> 3<text:tab/></text:span><text:span text:style-name="Strong_20_Emphasis"><text:span text:style-name="T4">ACT.TERM:</text:span></text:span><text:span text:style-name="T4"> 6</text:span></text:p>
        <text:p text:style-name="P14"><text:span text:style-name="Strong_20_Emphasis"><text:span text:style-name="T4">Durum:</text:span></text:span><text:span text:style-name="T4"> </text:span><text:span text:style-name="T1">BAŞARISIZ</text:span><text:span text:style-name="T4"> </text:span></text:p>
        <text:p text:style-name="P1"/>
        <text:p text:style-name="P4">Akademik Yıl: 2018-19 <text:tab/><text:tab/>Dönem: BAHAR <text:tab/><text:tab/>Bölüm: MİMARLIK </text:p>
        <table:table table:name="Table12" table:style-name="Table12">
          <table:table-column table:style-name="Table12.A"/>
          <table:table-column table:style-name="Table12.B"/>
          <table:table-column table:style-name="Table12.C"/>
          <table:table-column table:style-name="Table12.D"/>
          <table:table-column table:style-name="Table12.E"/>
          <table:table-column table:style-name="Table12.F"/>
          <table:table-header-rows>
            <table:table-row table:style-name="TableLine94358374143968">
              <table:table-cell table:style-name="Table12.A1" office:value-type="string">
                <text:p text:style-name="P3">Ref. Kod </text:p>
              </table:table-cell>
              <table:table-cell table:style-name="Table12.A1" office:value-type="string">
                <text:p text:style-name="P3">Ders Kod. </text:p>
              </table:table-cell>
              <table:table-cell table:style-name="Table12.A1" office:value-type="string">
                <text:p text:style-name="P3">Ders Adı </text:p>
              </table:table-cell>
              <table:table-cell table:style-name="Table12.A1" office:value-type="string">
                <text:p text:style-name="P3">GRD. </text:p>
              </table:table-cell>
              <table:table-cell table:style-name="Table12.A1" office:value-type="string">
                <text:p text:style-name="P3">CH. </text:p>
              </table:table-cell>
              <table:table-cell table:style-name="Table12.A1" office:value-type="string">
                <text:p text:style-name="P3">CR. </text:p>
              </table:table-cell>
            </table:table-row>
          </table:table-header-rows>
          <table:table-row table:style-name="TableLine94358374140560">
            <table:table-cell table:style-name="Table12.A1" office:value-type="string">
              <text:p text:style-name="P2">71714 </text:p>
            </table:table-cell>
            <table:table-cell table:style-name="Table12.A1" office:value-type="string">
              <text:p text:style-name="P2">ENGL191 </text:p>
            </table:table-cell>
            <table:table-cell table:style-name="Table12.A1" office:value-type="string">
              <text:p text:style-name="P10">Communication in English - I </text:p>
            </table:table-cell>
            <table:table-cell table:style-name="Table12.A1" office:value-type="string">
              <text:p text:style-name="P9">F </text:p>
            </table:table-cell>
            <table:table-cell table:style-name="Table12.A1" office:value-type="string">
              <text:p text:style-name="P9">3 </text:p>
            </table:table-cell>
            <table:table-cell table:style-name="Table12.A1" office:value-type="string">
              <text:p text:style-name="P9">0 </text:p>
            </table:table-cell>
          </table:table-row>
          <table:table-row table:style-name="TableLine94358374055536">
            <table:table-cell table:style-name="Table12.A1" office:value-type="string">
              <text:p text:style-name="P2">71726 </text:p>
            </table:table-cell>
            <table:table-cell table:style-name="Table12.A1" office:value-type="string">
              <text:p text:style-name="P2">ARCH114 </text:p>
            </table:table-cell>
            <table:table-cell table:style-name="Table12.A1" office:value-type="string">
              <text:p text:style-name="P10">Human and Socio-Cultural Factors in Design </text:p>
            </table:table-cell>
            <table:table-cell table:style-name="Table12.A1" office:value-type="string">
              <text:p text:style-name="P9">F </text:p>
            </table:table-cell>
            <table:table-cell table:style-name="Table12.A1" office:value-type="string">
              <text:p text:style-name="P9">3 </text:p>
            </table:table-cell>
            <table:table-cell table:style-name="Table12.A1" office:value-type="string">
              <text:p text:style-name="P9">0 </text:p>
            </table:table-cell>
          </table:table-row>
          <table:table-row table:style-name="TableLine94358374155504">
            <table:table-cell table:style-name="Table12.A1" office:value-type="string">
              <text:p text:style-name="P2">71732 </text:p>
            </table:table-cell>
            <table:table-cell table:style-name="Table12.A1" office:value-type="string">
              <text:p text:style-name="P2">ARCH213 </text:p>
            </table:table-cell>
            <table:table-cell table:style-name="Table12.A1" office:value-type="string">
              <text:p text:style-name="P10">Ecological Issues in Architecture </text:p>
            </table:table-cell>
            <table:table-cell table:style-name="Table12.A1" office:value-type="string">
              <text:p text:style-name="P9">F </text:p>
            </table:table-cell>
            <table:table-cell table:style-name="Table12.A1" office:value-type="string">
              <text:p text:style-name="P9">3 </text:p>
            </table:table-cell>
            <table:table-cell table:style-name="Table12.A1" office:value-type="string">
              <text:p text:style-name="P9">0 </text:p>
            </table:table-cell>
          </table:table-row>
        </table:table>
        <text:p text:style-name="P14"><text:span text:style-name="Strong_20_Emphasis"><text:span text:style-name="T4">GPA:</text:span></text:span><text:span text:style-name="T4"> 0 <text:tab/></text:span><text:span text:style-name="Strong_20_Emphasis"><text:span text:style-name="T6">CGPA</text:span></text:span><text:span text:style-name="Strong_20_Emphasis"><text:span text:style-name="T4">:</text:span></text:span><text:span text:style-name="T4"> 1,86 <text:tab/></text:span><text:span text:style-name="Strong_20_Emphasis"><text:span text:style-name="T4">SEM.CH:</text:span></text:span><text:span text:style-name="T4"> 9<text:tab/></text:span><text:span text:style-name="Strong_20_Emphasis"><text:span text:style-name="T4">CUM.CH:</text:span></text:span><text:span text:style-name="T4"> 65<text:tab/></text:span><text:span text:style-name="Strong_20_Emphasis"><text:span text:style-name="T4">SEM.CR:</text:span></text:span><text:span text:style-name="T4"> 0<text:tab/></text:span><text:span text:style-name="Strong_20_Emphasis"><text:span text:style-name="T4">CUM.CR:</text:span></text:span><text:span text:style-name="T4"> 121,1</text:span></text:p>
        <text:p text:style-name="P14"><text:span text:style-name="Strong_20_Emphasis"><text:span text:style-name="T4">ACD.TERM:</text:span></text:span><text:span text:style-name="T4"> 3<text:tab/></text:span><text:span text:style-name="Strong_20_Emphasis"><text:span text:style-name="T4">ACT.TERM:</text:span></text:span><text:span text:style-name="T4"> 6</text:span></text:p>
        <text:p text:style-name="P14"><text:span text:style-name="Strong_20_Emphasis"><text:span text:style-name="T4">Açıklama:</text:span></text:span><text:span text:style-name="T4"> </text:span><text:span text:style-name="T1">BÜTÜNLEME SINAVI </text:span></text:p>
        <text:p text:style-name="P1"/>
        <text:p text:style-name="P4">Akademik Yıl: 2019-20 <text:tab/><text:tab/>Dönem: GÜZ <text:tab/><text:tab/><text:tab/>Bölüm: MİMARLIK </text:p>
        <table:table table:name="Table13" table:style-name="Table13">
          <table:table-column table:style-name="Table13.A"/>
          <table:table-column table:style-name="Table13.B"/>
          <table:table-column table:style-name="Table13.C"/>
          <table:table-column table:style-name="Table13.D"/>
          <table:table-column table:style-name="Table13.E"/>
          <table:table-column table:style-name="Table13.F"/>
          <table:table-header-rows>
            <table:table-row table:style-name="TableLine94358374120224">
              <table:table-cell table:style-name="Table13.A1" office:value-type="string">
                <text:p text:style-name="P3">Ref. Kod </text:p>
              </table:table-cell>
              <table:table-cell table:style-name="Table13.A1" office:value-type="string">
                <text:p text:style-name="P3">Ders Kod. </text:p>
              </table:table-cell>
              <table:table-cell table:style-name="Table13.A1" office:value-type="string">
                <text:p text:style-name="P3">Ders Adı </text:p>
              </table:table-cell>
              <table:table-cell table:style-name="Table13.A1" office:value-type="string">
                <text:p text:style-name="P3">GRD. </text:p>
              </table:table-cell>
              <table:table-cell table:style-name="Table13.A1" office:value-type="string">
                <text:p text:style-name="P3">CH. </text:p>
              </table:table-cell>
              <table:table-cell table:style-name="Table13.A1" office:value-type="string">
                <text:p text:style-name="P3">CR. </text:p>
              </table:table-cell>
            </table:table-row>
          </table:table-header-rows>
          <table:table-row table:style-name="TableLine94358374157536">
            <table:table-cell table:style-name="Table13.A1" office:value-type="string">
              <text:p text:style-name="P2">71714 </text:p>
            </table:table-cell>
            <table:table-cell table:style-name="Table13.A1" office:value-type="string">
              <text:p text:style-name="P2">ENGL191 </text:p>
            </table:table-cell>
            <table:table-cell table:style-name="Table13.A1" office:value-type="string">
              <text:p text:style-name="P10">Communication in English - I </text:p>
            </table:table-cell>
            <table:table-cell table:style-name="Table13.A1" office:value-type="string">
              <text:p text:style-name="P9">F </text:p>
            </table:table-cell>
            <table:table-cell table:style-name="Table13.A1" office:value-type="string">
              <text:p text:style-name="P9">3 </text:p>
            </table:table-cell>
            <table:table-cell table:style-name="Table13.A1" office:value-type="string">
              <text:p text:style-name="P9">0 </text:p>
            </table:table-cell>
          </table:table-row>
          <table:table-row table:style-name="TableLine94358374170912">
            <table:table-cell table:style-name="Table13.A1" office:value-type="string">
              <text:p text:style-name="P2">71726 </text:p>
            </table:table-cell>
            <table:table-cell table:style-name="Table13.A1" office:value-type="string">
              <text:p text:style-name="P2">ARCH114 </text:p>
            </table:table-cell>
            <table:table-cell table:style-name="Table13.A1" office:value-type="string">
              <text:p text:style-name="P10">Human and Socio-Cultural Factors in Design </text:p>
            </table:table-cell>
            <table:table-cell table:style-name="Table13.A1" office:value-type="string">
              <text:p text:style-name="P9">F </text:p>
            </table:table-cell>
            <table:table-cell table:style-name="Table13.A1" office:value-type="string">
              <text:p text:style-name="P9">3 </text:p>
            </table:table-cell>
            <table:table-cell table:style-name="Table13.A1" office:value-type="string">
              <text:p text:style-name="P9">0 </text:p>
            </table:table-cell>
          </table:table-row>
          <table:table-row table:style-name="TableLine94358374206416">
            <table:table-cell table:style-name="Table13.A1" office:value-type="string">
              <text:p text:style-name="P2">71732 </text:p>
            </table:table-cell>
            <table:table-cell table:style-name="Table13.A1" office:value-type="string">
              <text:p text:style-name="P2">ARCH213 </text:p>
            </table:table-cell>
            <table:table-cell table:style-name="Table13.A1" office:value-type="string">
              <text:p text:style-name="P10">Ecological Issues in Architecture </text:p>
            </table:table-cell>
            <table:table-cell table:style-name="Table13.A1" office:value-type="string">
              <text:p text:style-name="P9">F </text:p>
            </table:table-cell>
            <table:table-cell table:style-name="Table13.A1" office:value-type="string">
              <text:p text:style-name="P9">3 </text:p>
            </table:table-cell>
            <table:table-cell table:style-name="Table13.A1" office:value-type="string">
              <text:p text:style-name="P9">0 </text:p>
            </table:table-cell>
          </table:table-row>
          <table:table-row table:style-name="TableLine94358374207808">
            <table:table-cell table:style-name="Table13.A1" office:value-type="string">
              <text:p text:style-name="P2">71734 </text:p>
            </table:table-cell>
            <table:table-cell table:style-name="Table13.A1" office:value-type="string">
              <text:p text:style-name="P2">ARCH235 </text:p>
            </table:table-cell>
            <table:table-cell table:style-name="Table13.A1" office:value-type="string">
              <text:p text:style-name="P10">Introduction to Tectonics of Structural Systems </text:p>
            </table:table-cell>
            <table:table-cell table:style-name="Table13.A1" office:value-type="string">
              <text:p text:style-name="P9">NG </text:p>
            </table:table-cell>
            <table:table-cell table:style-name="Table13.A1" office:value-type="string">
              <text:p text:style-name="P9">3 </text:p>
            </table:table-cell>
            <table:table-cell table:style-name="Table13.A1" office:value-type="string">
              <text:p text:style-name="P9">0 </text:p>
            </table:table-cell>
          </table:table-row>
          <table:table-row table:style-name="TableLine94358374209232">
            <table:table-cell table:style-name="Table13.A1" office:value-type="string">
              <text:p text:style-name="P2">71735 </text:p>
            </table:table-cell>
            <table:table-cell table:style-name="Table13.A1" office:value-type="string">
              <text:p text:style-name="P2">ARCH243 </text:p>
            </table:table-cell>
            <table:table-cell table:style-name="Table13.A1" office:value-type="string">
              <text:p text:style-name="P10">Architectural Construction and Materials - I </text:p>
            </table:table-cell>
            <table:table-cell table:style-name="Table13.A1" office:value-type="string">
              <text:p text:style-name="P9">D- </text:p>
            </table:table-cell>
            <table:table-cell table:style-name="Table13.A1" office:value-type="string">
              <text:p text:style-name="P9">3 </text:p>
            </table:table-cell>
            <table:table-cell table:style-name="Table13.A1" office:value-type="string">
              <text:p text:style-name="P9">2,1 </text:p>
            </table:table-cell>
          </table:table-row>
          <table:table-row table:style-name="TableLine94358374205952">
            <table:table-cell table:style-name="Table13.A1" office:value-type="string">
              <text:p text:style-name="P2">71761 </text:p>
            </table:table-cell>
            <table:table-cell table:style-name="Table13.A1" office:value-type="string">
              <text:p text:style-name="P2">ARCH392 </text:p>
            </table:table-cell>
            <table:table-cell table:style-name="Table13.A1" office:value-type="string">
              <text:p text:style-name="P3">Architectural Design Studio - IV </text:p>
            </table:table-cell>
            <table:table-cell table:style-name="Table13.A1" office:value-type="string">
              <text:p text:style-name="P2">D </text:p>
            </table:table-cell>
            <table:table-cell table:style-name="Table13.A1" office:value-type="string">
              <text:p text:style-name="P2">6 </text:p>
            </table:table-cell>
            <table:table-cell table:style-name="Table13.A1" office:value-type="string">
              <text:p text:style-name="P2">6 </text:p>
            </table:table-cell>
          </table:table-row>
        </table:table>
        <text:p text:style-name="P14"><text:span text:style-name="Strong_20_Emphasis"><text:span text:style-name="T12">GPA:</text:span></text:span><text:span text:style-name="T12"> 0,39 </text:span><text:span text:style-name="T4"><text:tab/><text:tab/></text:span><text:span text:style-name="Strong_20_Emphasis"><text:span text:style-name="T6">CGPA</text:span></text:span><text:span text:style-name="Strong_20_Emphasis"><text:span text:style-name="T4">:</text:span></text:span><text:span text:style-name="T4"> 1,75 <text:tab/></text:span><text:span text:style-name="Strong_20_Emphasis"><text:span text:style-name="T4">SEM.CH:</text:span></text:span><text:span text:style-name="T4"> 21<text:tab/></text:span><text:span text:style-name="Strong_20_Emphasis"><text:span text:style-name="T4">CUM.CH:</text:span></text:span><text:span text:style-name="T4"> 74<text:tab/></text:span><text:span text:style-name="Strong_20_Emphasis"><text:span text:style-name="T4">SEM.CR:</text:span></text:span><text:span text:style-name="T4"> 8,1<text:tab/></text:span><text:span text:style-name="Strong_20_Emphasis"><text:span text:style-name="T4">CUM.CR:</text:span></text:span><text:span text:style-name="T4"> 129,2</text:span></text:p>
        <text:p text:style-name="P14"><text:span text:style-name="Strong_20_Emphasis"><text:span text:style-name="T4">ACD.TERM:</text:span></text:span><text:span text:style-name="T4"> 4<text:tab/></text:span><text:span text:style-name="Strong_20_Emphasis"><text:span text:style-name="T4">ACT.TERM:</text:span></text:span><text:span text:style-name="T4"> 7</text:span></text:p>
        <text:p text:style-name="P14"><text:span text:style-name="Strong_20_Emphasis"><text:span text:style-name="T4">Durum:</text:span></text:span><text:span text:style-name="T4"> </text:span><text:span text:style-name="T22">SINAMALI</text:span><text:span text:style-name="T4"> </text:span></text:p>
        <text:p text:style-name="P1"/>
        <text:p text:style-name="P4"><text:span text:style-name="T1">Akademik Yıl: 2019-20 </text:span><text:tab/><text:tab/>Dönem: <text:span text:style-name="T1">GÜZ</text:span> <text:tab/><text:tab/><text:tab/><text:tab/>Bölüm: MİMARLIK </text:p>
        <table:table table:name="Table14" table:style-name="Table14">
          <table:table-column table:style-name="Table14.A"/>
          <table:table-column table:style-name="Table14.B"/>
          <table:table-column table:style-name="Table14.C"/>
          <table:table-column table:style-name="Table14.D"/>
          <table:table-column table:style-name="Table14.E"/>
          <table:table-column table:style-name="Table14.F"/>
          <table:table-header-rows>
            <table:table-row table:style-name="TableLine94358374170096">
              <table:table-cell table:style-name="Table14.A1" office:value-type="string">
                <text:p text:style-name="P3">Ref. Kod </text:p>
              </table:table-cell>
              <table:table-cell table:style-name="Table14.A1" office:value-type="string">
                <text:p text:style-name="P3">Ders Kod. </text:p>
              </table:table-cell>
              <table:table-cell table:style-name="Table14.A1" office:value-type="string">
                <text:p text:style-name="P3">Ders Adı </text:p>
              </table:table-cell>
              <table:table-cell table:style-name="Table14.A1" office:value-type="string">
                <text:p text:style-name="P3">GRD. </text:p>
              </table:table-cell>
              <table:table-cell table:style-name="Table14.A1" office:value-type="string">
                <text:p text:style-name="P3">CH. </text:p>
              </table:table-cell>
              <table:table-cell table:style-name="Table14.A1" office:value-type="string">
                <text:p text:style-name="P3">CR. </text:p>
              </table:table-cell>
            </table:table-row>
          </table:table-header-rows>
          <table:table-row table:style-name="TableLine94358374192688">
            <table:table-cell table:style-name="Table14.A1" office:value-type="string">
              <text:p text:style-name="P2">71714 </text:p>
            </table:table-cell>
            <table:table-cell table:style-name="Table14.A1" office:value-type="string">
              <text:p text:style-name="P2">ENGL191 </text:p>
            </table:table-cell>
            <table:table-cell table:style-name="Table14.A1" office:value-type="string">
              <text:p text:style-name="P3">Communication in English - I </text:p>
            </table:table-cell>
            <table:table-cell table:style-name="Table14.A1" office:value-type="string">
              <text:p text:style-name="P2">F </text:p>
            </table:table-cell>
            <table:table-cell table:style-name="Table14.A1" office:value-type="string">
              <text:p text:style-name="P2">3 </text:p>
            </table:table-cell>
            <table:table-cell table:style-name="Table14.A1" office:value-type="string">
              <text:p text:style-name="P2">0 </text:p>
            </table:table-cell>
          </table:table-row>
          <table:table-row table:style-name="TableLine94358374240192">
            <table:table-cell table:style-name="Table14.A1" office:value-type="string">
              <text:p text:style-name="P2">71726 </text:p>
            </table:table-cell>
            <table:table-cell table:style-name="Table14.A1" office:value-type="string">
              <text:p text:style-name="P2">ARCH114 </text:p>
            </table:table-cell>
            <table:table-cell table:style-name="Table14.A1" office:value-type="string">
              <text:p text:style-name="P3">Human and Socio-Cultural Factors in Design </text:p>
            </table:table-cell>
            <table:table-cell table:style-name="Table14.A1" office:value-type="string">
              <text:p text:style-name="P2">F </text:p>
            </table:table-cell>
            <table:table-cell table:style-name="Table14.A1" office:value-type="string">
              <text:p text:style-name="P2">3 </text:p>
            </table:table-cell>
            <table:table-cell table:style-name="Table14.A1" office:value-type="string">
              <text:p text:style-name="P2">0 </text:p>
            </table:table-cell>
          </table:table-row>
          <table:table-row table:style-name="TableLine94358374243216">
            <table:table-cell table:style-name="Table14.A1" office:value-type="string">
              <text:p text:style-name="P2">71732 </text:p>
            </table:table-cell>
            <table:table-cell table:style-name="Table14.A1" office:value-type="string">
              <text:p text:style-name="P2">ARCH213 </text:p>
            </table:table-cell>
            <table:table-cell table:style-name="Table14.A1" office:value-type="string">
              <text:p text:style-name="P3">Ecological Issues in Architecture </text:p>
            </table:table-cell>
            <table:table-cell table:style-name="Table14.A1" office:value-type="string">
              <text:p text:style-name="P2">F </text:p>
            </table:table-cell>
            <table:table-cell table:style-name="Table14.A1" office:value-type="string">
              <text:p text:style-name="P2">3 </text:p>
            </table:table-cell>
            <table:table-cell table:style-name="Table14.A1" office:value-type="string">
              <text:p text:style-name="P2">0 </text:p>
            </table:table-cell>
          </table:table-row>
        </table:table>
        <text:p text:style-name="P14"><text:span text:style-name="Strong_20_Emphasis"><text:span text:style-name="T4">GPA:</text:span></text:span><text:span text:style-name="T4"> 0 <text:tab/></text:span><text:span text:style-name="Strong_20_Emphasis"><text:span text:style-name="T6">CGPA</text:span></text:span><text:span text:style-name="Strong_20_Emphasis"><text:span text:style-name="T4">:</text:span></text:span><text:span text:style-name="T4"> 1,75 <text:tab/></text:span><text:span text:style-name="Strong_20_Emphasis"><text:span text:style-name="T4">SEM.CH:</text:span></text:span><text:span text:style-name="T4"> 9<text:tab/></text:span><text:span text:style-name="Strong_20_Emphasis"><text:span text:style-name="T4">CUM.CH:</text:span></text:span><text:span text:style-name="T4"> 74<text:tab/></text:span><text:span text:style-name="Strong_20_Emphasis"><text:span text:style-name="T4">SEM.CR:</text:span></text:span><text:span text:style-name="T4"> 0<text:tab/></text:span><text:span text:style-name="Strong_20_Emphasis"><text:span text:style-name="T4">CUM.CR:</text:span></text:span><text:span text:style-name="T4"> 129,2</text:span></text:p>
        <text:p text:style-name="P14"><text:span text:style-name="Strong_20_Emphasis"><text:span text:style-name="T4">ACD.TERM:</text:span></text:span><text:span text:style-name="T4"> 4<text:tab/></text:span><text:span text:style-name="Strong_20_Emphasis"><text:span text:style-name="T4">ACT.TERM:</text:span></text:span><text:span text:style-name="T4"> 7 In the name of security,</text:span></text:p>
        <text:p text:style-name="P14"><text:span text:style-name="Strong_20_Emphasis"><text:span text:style-name="T4">Açıklama:</text:span></text:span><text:span text:style-name="T1"> BÜTÜNLEME SINAVI </text:span></text:p>
        <text:p text:style-name="P14"><text:span text:style-name="Strong_20_Emphasis"><text:span text:style-name="T4">Durum:</text:span></text:span><text:span text:style-name="T4"> </text:span><text:span text:style-name="T1">SINAMALI</text:span><text:span text:style-name="T4"> </text:span></text:p>
        <text:p text:style-name="P1"/>
        <text:p text:style-name="P11">Akademik Yıl: 2019-20 <text:tab/><text:tab/><text:span text:style-name="T4">Dönem: </text:span>BAHAR<text:span text:style-name="T4"> <text:tab/><text:tab/><text:tab/>Bölüm: MİMARLIK </text:span></text:p>
        <table:table table:name="Table15" table:style-name="Table15">
          <table:table-column table:style-name="Table15.A"/>
          <table:table-column table:style-name="Table15.B"/>
          <table:table-column table:style-name="Table15.C"/>
          <table:table-column table:style-name="Table15.D"/>
          <table:table-column table:style-name="Table15.E"/>
          <table:table-column table:style-name="Table15.F"/>
          <table:table-header-rows>
            <table:table-row table:style-name="TableLine94358374182640">
              <table:table-cell table:style-name="Table15.A1" office:value-type="string">
                <text:p text:style-name="P3">Ref. Kod </text:p>
              </table:table-cell>
              <table:table-cell table:style-name="Table15.A1" office:value-type="string">
                <text:p text:style-name="P3">Ders Kod. </text:p>
              </table:table-cell>
              <table:table-cell table:style-name="Table15.A1" office:value-type="string">
                <text:p text:style-name="P3">Ders Adı </text:p>
              </table:table-cell>
              <table:table-cell table:style-name="Table15.A1" office:value-type="string">
                <text:p text:style-name="P3">GRD. </text:p>
              </table:table-cell>
              <table:table-cell table:style-name="Table15.A1" office:value-type="string">
                <text:p text:style-name="P3">CH. </text:p>
              </table:table-cell>
              <table:table-cell table:style-name="Table15.A1" office:value-type="string">
                <text:p text:style-name="P3">CR. </text:p>
              </table:table-cell>
            </table:table-row>
          </table:table-header-rows>
          <table:table-row table:style-name="TableLine94358374258720">
            <table:table-cell table:style-name="Table15.A1" office:value-type="string">
              <text:p text:style-name="P2">71714 </text:p>
            </table:table-cell>
            <table:table-cell table:style-name="Table15.A1" office:value-type="string">
              <text:p text:style-name="P2">ENGL191 </text:p>
            </table:table-cell>
            <table:table-cell table:style-name="Table15.A1" office:value-type="string">
              <text:p text:style-name="P10">Communication in English - I </text:p>
            </table:table-cell>
            <table:table-cell table:style-name="Table15.A1" office:value-type="string">
              <text:p text:style-name="P9">F </text:p>
            </table:table-cell>
            <table:table-cell table:style-name="Table15.A1" office:value-type="string">
              <text:p text:style-name="P9">3 </text:p>
            </table:table-cell>
            <table:table-cell table:style-name="Table15.A1" office:value-type="string">
              <text:p text:style-name="P9">0 </text:p>
            </table:table-cell>
          </table:table-row>
          <table:table-row table:style-name="TableLine94358374290656">
            <table:table-cell table:style-name="Table15.A1" office:value-type="string">
              <text:p text:style-name="P2">71726 </text:p>
            </table:table-cell>
            <table:table-cell table:style-name="Table15.A1" office:value-type="string">
              <text:p text:style-name="P2">ARCH114 </text:p>
            </table:table-cell>
            <table:table-cell table:style-name="Table15.A1" office:value-type="string">
              <text:p text:style-name="P10">Human and Socio-Cultural Factors in Design </text:p>
            </table:table-cell>
            <table:table-cell table:style-name="Table15.A1" office:value-type="string">
              <text:p text:style-name="P9">F </text:p>
            </table:table-cell>
            <table:table-cell table:style-name="Table15.A1" office:value-type="string">
              <text:p text:style-name="P9">3 </text:p>
            </table:table-cell>
            <table:table-cell table:style-name="Table15.A1" office:value-type="string">
              <text:p text:style-name="P9">0 </text:p>
            </table:table-cell>
          </table:table-row>
          <table:table-row table:style-name="TableLine94358374293760">
            <table:table-cell table:style-name="Table15.A1" office:value-type="string">
              <text:p text:style-name="P2">71732 </text:p>
            </table:table-cell>
            <table:table-cell table:style-name="Table15.A1" office:value-type="string">
              <text:p text:style-name="P2">ARCH213 </text:p>
            </table:table-cell>
            <table:table-cell table:style-name="Table15.A1" office:value-type="string">
              <text:p text:style-name="P10">Ecological Issues in Architecture </text:p>
            </table:table-cell>
            <table:table-cell table:style-name="Table15.A1" office:value-type="string">
              <text:p text:style-name="P9">F </text:p>
            </table:table-cell>
            <table:table-cell table:style-name="Table15.A1" office:value-type="string">
              <text:p text:style-name="P9">3 </text:p>
            </table:table-cell>
            <table:table-cell table:style-name="Table15.A1" office:value-type="string">
              <text:p text:style-name="P9">0 </text:p>
            </table:table-cell>
          </table:table-row>
          <table:table-row table:style-name="TableLine94358374295152">
            <table:table-cell table:style-name="Table15.A1" office:value-type="string">
              <text:p text:style-name="P2">71733 </text:p>
            </table:table-cell>
            <table:table-cell table:style-name="Table15.A1" office:value-type="string">
              <text:p text:style-name="P2">ARCH225 </text:p>
            </table:table-cell>
            <table:table-cell table:style-name="Table15.A1" office:value-type="string">
              <text:p text:style-name="P10">History and Theories of Architecture - I </text:p>
            </table:table-cell>
            <table:table-cell table:style-name="Table15.A1" office:value-type="string">
              <text:p text:style-name="P9">NG </text:p>
            </table:table-cell>
            <table:table-cell table:style-name="Table15.A1" office:value-type="string">
              <text:p text:style-name="P9">3 </text:p>
            </table:table-cell>
            <table:table-cell table:style-name="Table15.A1" office:value-type="string">
              <text:p text:style-name="P9">0 </text:p>
            </table:table-cell>
          </table:table-row>
          <table:table-row table:style-name="TableLine94358374296576">
            <table:table-cell table:style-name="Table15.A1" office:value-type="string">
              <text:p text:style-name="P2">71734 </text:p>
            </table:table-cell>
            <table:table-cell table:style-name="Table15.A1" office:value-type="string">
              <text:p text:style-name="P2">ARCH235 </text:p>
            </table:table-cell>
            <table:table-cell table:style-name="Table15.A1" office:value-type="string">
              <text:p text:style-name="P3">Introduction to Tectonics of Structural Systems </text:p>
            </table:table-cell>
            <table:table-cell table:style-name="Table15.A1" office:value-type="string">
              <text:p text:style-name="P2">B </text:p>
            </table:table-cell>
            <table:table-cell table:style-name="Table15.A1" office:value-type="string">
              <text:p text:style-name="P2">3 </text:p>
            </table:table-cell>
            <table:table-cell table:style-name="Table15.A1" office:value-type="string">
              <text:p text:style-name="P2">9 </text:p>
            </table:table-cell>
          </table:table-row>
          <table:table-row table:style-name="TableLine94358374291648">
            <table:table-cell table:style-name="Table15.A1" office:value-type="string">
              <text:p text:style-name="P2">71735 </text:p>
            </table:table-cell>
            <table:table-cell table:style-name="Table15.A1" office:value-type="string">
              <text:p text:style-name="P2">ARCH243 </text:p>
            </table:table-cell>
            <table:table-cell table:style-name="Table15.A1" office:value-type="string">
              <text:p text:style-name="P3">Architectural Construction and Materials - I </text:p>
            </table:table-cell>
            <table:table-cell table:style-name="Table15.A1" office:value-type="string">
              <text:p text:style-name="P2">B </text:p>
            </table:table-cell>
            <table:table-cell table:style-name="Table15.A1" office:value-type="string">
              <text:p text:style-name="P2">3 </text:p>
            </table:table-cell>
            <table:table-cell table:style-name="Table15.A1" office:value-type="string">
              <text:p text:style-name="P2">9 </text:p>
            </table:table-cell>
          </table:table-row>
        </table:table>
        <text:p text:style-name="P14"><text:span text:style-name="Strong_20_Emphasis"><text:span text:style-name="T10">GPA:</text:span></text:span><text:span text:style-name="T10"> 1</text:span><text:span text:style-name="T4"> <text:tab/></text:span><text:span text:style-name="Strong_20_Emphasis"><text:span text:style-name="T6">CGPA</text:span></text:span><text:span text:style-name="Strong_20_Emphasis"><text:span text:style-name="T4">:</text:span></text:span><text:span text:style-name="T4"> 1,88 <text:tab/></text:span><text:span text:style-name="Strong_20_Emphasis"><text:span text:style-name="T4">SEM.CH:</text:span></text:span><text:span text:style-name="T4"> 18<text:tab/></text:span><text:span text:style-name="Strong_20_Emphasis"><text:span text:style-name="T4">CUM.CH:</text:span></text:span><text:span text:style-name="T4"> 77<text:tab/></text:span><text:span text:style-name="Strong_20_Emphasis"><text:span text:style-name="T4">SEM.CR:</text:span></text:span><text:span text:style-name="T4"> 18<text:tab/></text:span><text:span text:style-name="Strong_20_Emphasis"><text:span text:style-name="T4">CUM.CR:</text:span></text:span><text:span text:style-name="T4"> 145,1</text:span></text:p>
        <text:p text:style-name="P14"><text:span text:style-name="Strong_20_Emphasis"><text:span text:style-name="T4">ACD.TERM:</text:span></text:span><text:span text:style-name="T4"> 4<text:tab/></text:span><text:span text:style-name="Strong_20_Emphasis"><text:span text:style-name="T4">ACT.TERM:</text:span></text:span><text:span text:style-name="T4"> 7</text:span></text:p>
        <text:p text:style-name="P14"><text:span text:style-name="Strong_20_Emphasis"><text:span text:style-name="T4">Durum:</text:span></text:span><text:span text:style-name="T4"> </text:span><text:span text:style-name="T1">BAŞARISIZ</text:span><text:span text:style-name="T4"> </text:span></text:p>
        <text:p text:style-name="P1"/>
        <text:p text:style-name="P4"><text:span text:style-name="T1">Akademik Yıl: 2019-20</text:span> <text:tab/><text:tab/>Dönem: <text:span text:style-name="T1">BAHAR</text:span> <text:tab/><text:tab/><text:tab/>Bölüm: MİMARLIK </text:p>
        <table:table table:name="Table16" table:style-name="Table16">
          <table:table-column table:style-name="Table16.A"/>
          <table:table-column table:style-name="Table16.B"/>
          <table:table-column table:style-name="Table16.C"/>
          <table:table-column table:style-name="Table16.D"/>
          <table:table-column table:style-name="Table16.E"/>
          <table:table-column table:style-name="Table16.F"/>
          <table:table-header-rows>
            <table:table-row table:style-name="TableLine94358374268608">
              <table:table-cell table:style-name="Table16.A1" office:value-type="string">
                <text:p text:style-name="P3">Ref. Kod </text:p>
              </table:table-cell>
              <table:table-cell table:style-name="Table16.A1" office:value-type="string">
                <text:p text:style-name="P3">Ders Kod. </text:p>
              </table:table-cell>
              <table:table-cell table:style-name="Table16.A1" office:value-type="string">
                <text:p text:style-name="P3">Ders Adı </text:p>
              </table:table-cell>
              <table:table-cell table:style-name="Table16.A1" office:value-type="string">
                <text:p text:style-name="P3">GRD. </text:p>
              </table:table-cell>
              <table:table-cell table:style-name="Table16.A1" office:value-type="string">
                <text:p text:style-name="P3">CH. </text:p>
              </table:table-cell>
              <table:table-cell table:style-name="Table16.A1" office:value-type="string">
                <text:p text:style-name="P3">CR. </text:p>
              </table:table-cell>
            </table:table-row>
          </table:table-header-rows>
          <table:table-row table:style-name="TableLine94358374293232">
            <table:table-cell table:style-name="Table16.A1" office:value-type="string">
              <text:p text:style-name="P2">71714 </text:p>
            </table:table-cell>
            <table:table-cell table:style-name="Table16.A1" office:value-type="string">
              <text:p text:style-name="P2">ENGL191 </text:p>
            </table:table-cell>
            <table:table-cell table:style-name="Table16.A1" office:value-type="string">
              <text:p text:style-name="P10">Communication in English - I </text:p>
            </table:table-cell>
            <table:table-cell table:style-name="Table16.A1" office:value-type="string">
              <text:p text:style-name="P9">F </text:p>
            </table:table-cell>
            <table:table-cell table:style-name="Table16.A1" office:value-type="string">
              <text:p text:style-name="P9">3 </text:p>
            </table:table-cell>
            <table:table-cell table:style-name="Table16.A1" office:value-type="string">
              <text:p text:style-name="P9">0 </text:p>
            </table:table-cell>
          </table:table-row>
          <table:table-row table:style-name="TableLine94358374313584">
            <table:table-cell table:style-name="Table16.A1" office:value-type="string">
              <text:p text:style-name="P2">71726 </text:p>
            </table:table-cell>
            <table:table-cell table:style-name="Table16.A1" office:value-type="string">
              <text:p text:style-name="P2">ARCH114 </text:p>
            </table:table-cell>
            <table:table-cell table:style-name="Table16.A1" office:value-type="string">
              <text:p text:style-name="P10">Human and Socio-Cultural Factors in Design </text:p>
            </table:table-cell>
            <table:table-cell table:style-name="Table16.A1" office:value-type="string">
              <text:p text:style-name="P9">F </text:p>
            </table:table-cell>
            <table:table-cell table:style-name="Table16.A1" office:value-type="string">
              <text:p text:style-name="P9">3 </text:p>
            </table:table-cell>
            <table:table-cell table:style-name="Table16.A1" office:value-type="string">
              <text:p text:style-name="P9">0 </text:p>
            </table:table-cell>
          </table:table-row>
          <text:soft-page-break/>
          <table:table-row table:style-name="TableLine94358374328640">
            <table:table-cell table:style-name="Table16.A1" office:value-type="string">
              <text:p text:style-name="P2">71732 </text:p>
            </table:table-cell>
            <table:table-cell table:style-name="Table16.A1" office:value-type="string">
              <text:p text:style-name="P2">ARCH213 </text:p>
            </table:table-cell>
            <table:table-cell table:style-name="Table16.A1" office:value-type="string">
              <text:p text:style-name="P10">Ecological Issues in Architecture </text:p>
            </table:table-cell>
            <table:table-cell table:style-name="Table16.A1" office:value-type="string">
              <text:p text:style-name="P9">F </text:p>
            </table:table-cell>
            <table:table-cell table:style-name="Table16.A1" office:value-type="string">
              <text:p text:style-name="P9">3 </text:p>
            </table:table-cell>
            <table:table-cell table:style-name="Table16.A1" office:value-type="string">
              <text:p text:style-name="P9">0 </text:p>
            </table:table-cell>
          </table:table-row>
        </table:table>
        <text:p text:style-name="P14"><text:span text:style-name="Strong_20_Emphasis"><text:span text:style-name="T4">GPA:</text:span></text:span><text:span text:style-name="T4"> 0 <text:tab/></text:span><text:span text:style-name="Strong_20_Emphasis"><text:span text:style-name="T4">CGPA:</text:span></text:span><text:span text:style-name="T4"> </text:span><text:span text:style-name="T6">1,88</text:span><text:span text:style-name="T4"> <text:tab/></text:span><text:span text:style-name="Strong_20_Emphasis"><text:span text:style-name="T4">SEM.CH:</text:span></text:span><text:span text:style-name="T4"> 9<text:tab/></text:span><text:span text:style-name="Strong_20_Emphasis"><text:span text:style-name="T4">CUM.CH:</text:span></text:span><text:span text:style-name="T4"> 77<text:tab/></text:span><text:span text:style-name="Strong_20_Emphasis"><text:span text:style-name="T4">SEM.CR:</text:span></text:span><text:span text:style-name="T4"> 0<text:tab/></text:span><text:span text:style-name="Strong_20_Emphasis"><text:span text:style-name="T4">CUM.CR:</text:span></text:span><text:span text:style-name="T4"> 145,1</text:span></text:p>
        <text:p text:style-name="P14"><text:span text:style-name="Strong_20_Emphasis"><text:span text:style-name="T4">ACD.TERM:</text:span></text:span><text:span text:style-name="T4"> 4<text:tab/></text:span><text:span text:style-name="Strong_20_Emphasis"><text:span text:style-name="T4">ACT.TERM:</text:span></text:span><text:span text:style-name="T4"> 7</text:span></text:p>
        <text:p text:style-name="P14"><text:span text:style-name="Strong_20_Emphasis"><text:span text:style-name="T4">Açıklama:</text:span></text:span><text:span text:style-name="T1"> BÜTÜNLEME SINAVI </text:span></text:p>
        <text:p text:style-name="P14"><text:span text:style-name="Strong_20_Emphasis"><text:span text:style-name="T4">Durum:</text:span></text:span><text:span text:style-name="T4"> </text:span></text:p>
        <text:p text:style-name="P1"/>
        <text:p text:style-name="P4">Akademik Yıl: 2020-21 </text:p>
        <text:p text:style-name="P4">Dönem: GÜZ </text:p>
        <text:p text:style-name="P4">Bölüm: MİMARLIK </text:p>
        <table:table table:name="Table17" table:style-name="Table17">
          <table:table-column table:style-name="Table17.A"/>
          <table:table-column table:style-name="Table17.B"/>
          <table:table-column table:style-name="Table17.C"/>
          <table:table-column table:style-name="Table17.D"/>
          <table:table-column table:style-name="Table17.E"/>
          <table:table-column table:style-name="Table17.F"/>
          <table:table-header-rows>
            <table:table-row table:style-name="TableLine94358374330976">
              <table:table-cell table:style-name="Table17.A1" office:value-type="string">
                <text:p text:style-name="P3">Ref. Kod </text:p>
              </table:table-cell>
              <table:table-cell table:style-name="Table17.A1" office:value-type="string">
                <text:p text:style-name="P3">Ders Kod. </text:p>
              </table:table-cell>
              <table:table-cell table:style-name="Table17.A1" office:value-type="string">
                <text:p text:style-name="P3">Ders Adı </text:p>
              </table:table-cell>
              <table:table-cell table:style-name="Table17.A1" office:value-type="string">
                <text:p text:style-name="P3">GRD. </text:p>
              </table:table-cell>
              <table:table-cell table:style-name="Table17.A1" office:value-type="string">
                <text:p text:style-name="P3">CH. </text:p>
              </table:table-cell>
              <table:table-cell table:style-name="Table17.A1" office:value-type="string">
                <text:p text:style-name="P3">CR. </text:p>
              </table:table-cell>
            </table:table-row>
          </table:table-header-rows>
          <table:table-row table:style-name="TableLine94358374339472">
            <table:table-cell table:style-name="Table17.A1" office:value-type="string">
              <text:p text:style-name="P2">71714 </text:p>
            </table:table-cell>
            <table:table-cell table:style-name="Table17.A1" office:value-type="string">
              <text:p text:style-name="P2">ENGL191 </text:p>
            </table:table-cell>
            <table:table-cell table:style-name="Table17.A1" office:value-type="string">
              <text:p text:style-name="P10">Communication in English - I </text:p>
            </table:table-cell>
            <table:table-cell table:style-name="Table17.A1" office:value-type="string">
              <text:p text:style-name="P9">F </text:p>
            </table:table-cell>
            <table:table-cell table:style-name="Table17.A1" office:value-type="string">
              <text:p text:style-name="P9">3 </text:p>
            </table:table-cell>
            <table:table-cell table:style-name="Table17.A1" office:value-type="string">
              <text:p text:style-name="P9">0 </text:p>
            </table:table-cell>
          </table:table-row>
          <table:table-row table:style-name="TableLine94358374183296">
            <table:table-cell table:style-name="Table17.A1" office:value-type="string">
              <text:p text:style-name="P2">71726 </text:p>
            </table:table-cell>
            <table:table-cell table:style-name="Table17.A1" office:value-type="string">
              <text:p text:style-name="P2">ARCH114 </text:p>
            </table:table-cell>
            <table:table-cell table:style-name="Table17.A1" office:value-type="string">
              <text:p text:style-name="P3">Human and Socio-Cultural Factors in Design </text:p>
            </table:table-cell>
            <table:table-cell table:style-name="Table17.A1" office:value-type="string">
              <text:p text:style-name="P2">C </text:p>
            </table:table-cell>
            <table:table-cell table:style-name="Table17.A1" office:value-type="string">
              <text:p text:style-name="P2">3 </text:p>
            </table:table-cell>
            <table:table-cell table:style-name="Table17.A1" office:value-type="string">
              <text:p text:style-name="P2">6 </text:p>
            </table:table-cell>
          </table:table-row>
          <table:table-row table:style-name="TableLine94358374379840">
            <table:table-cell table:style-name="Table17.A1" office:value-type="string">
              <text:p text:style-name="P2">71732 </text:p>
            </table:table-cell>
            <table:table-cell table:style-name="Table17.A1" office:value-type="string">
              <text:p text:style-name="P2">ARCH213 </text:p>
            </table:table-cell>
            <table:table-cell table:style-name="Table17.A1" office:value-type="string">
              <text:p text:style-name="P3">Ecological Issues in Architecture </text:p>
            </table:table-cell>
            <table:table-cell table:style-name="Table17.A1" office:value-type="string">
              <text:p text:style-name="P2">C+ </text:p>
            </table:table-cell>
            <table:table-cell table:style-name="Table17.A1" office:value-type="string">
              <text:p text:style-name="P2">3 </text:p>
            </table:table-cell>
            <table:table-cell table:style-name="Table17.A1" office:value-type="string">
              <text:p text:style-name="P2">6,9 </text:p>
            </table:table-cell>
          </table:table-row>
          <table:table-row table:style-name="TableLine94358374381232">
            <table:table-cell table:style-name="Table17.A1" office:value-type="string">
              <text:p text:style-name="P2">71733 </text:p>
            </table:table-cell>
            <table:table-cell table:style-name="Table17.A1" office:value-type="string">
              <text:p text:style-name="P2">ARCH225 </text:p>
            </table:table-cell>
            <table:table-cell table:style-name="Table17.A1" office:value-type="string">
              <text:p text:style-name="P3">History and Theories of Architecture - I </text:p>
            </table:table-cell>
            <table:table-cell table:style-name="Table17.A1" office:value-type="string">
              <text:p text:style-name="P2">D </text:p>
            </table:table-cell>
            <table:table-cell table:style-name="Table17.A1" office:value-type="string">
              <text:p text:style-name="P2">3 </text:p>
            </table:table-cell>
            <table:table-cell table:style-name="Table17.A1" office:value-type="string">
              <text:p text:style-name="P2">3 </text:p>
            </table:table-cell>
          </table:table-row>
          <table:table-row table:style-name="TableLine94358374382656">
            <table:table-cell table:style-name="Table17.A1" office:value-type="string">
              <text:p text:style-name="P2">71744 </text:p>
            </table:table-cell>
            <table:table-cell table:style-name="Table17.A1" office:value-type="string">
              <text:p text:style-name="P2">ARCH244 </text:p>
            </table:table-cell>
            <table:table-cell table:style-name="Table17.A1" office:value-type="string">
              <text:p text:style-name="P3">Architectural Construction and Materials - II </text:p>
            </table:table-cell>
            <table:table-cell table:style-name="Table17.A1" office:value-type="string">
              <text:p text:style-name="P2">B+ </text:p>
            </table:table-cell>
            <table:table-cell table:style-name="Table17.A1" office:value-type="string">
              <text:p text:style-name="P2">3 </text:p>
            </table:table-cell>
            <table:table-cell table:style-name="Table17.A1" office:value-type="string">
              <text:p text:style-name="P2">9,9 </text:p>
            </table:table-cell>
          </table:table-row>
          <table:table-row table:style-name="TableLine94358374379376">
            <table:table-cell table:style-name="Table17.A1" office:value-type="string">
              <text:p text:style-name="P2">71746 </text:p>
            </table:table-cell>
            <table:table-cell table:style-name="Table17.A1" office:value-type="string">
              <text:p text:style-name="P2">ARCH252 </text:p>
            </table:table-cell>
            <table:table-cell table:style-name="Table17.A1" office:value-type="string">
              <text:p text:style-name="P10">Theory of Urban Design </text:p>
            </table:table-cell>
            <table:table-cell table:style-name="Table17.A1" office:value-type="string">
              <text:p text:style-name="P9">F </text:p>
            </table:table-cell>
            <table:table-cell table:style-name="Table17.A1" office:value-type="string">
              <text:p text:style-name="P9">3 </text:p>
            </table:table-cell>
            <table:table-cell table:style-name="Table17.A1" office:value-type="string">
              <text:p text:style-name="P9">0 </text:p>
            </table:table-cell>
          </table:table-row>
        </table:table>
        <text:p text:style-name="P14"><text:span text:style-name="Strong_20_Emphasis"><text:span text:style-name="T10">GPA:</text:span></text:span><text:span text:style-name="T10"> 1,43 </text:span><text:span text:style-name="T4"><text:tab/></text:span><text:span text:style-name="Strong_20_Emphasis"><text:span text:style-name="T6">CGPA</text:span></text:span><text:span text:style-name="Strong_20_Emphasis"><text:span text:style-name="T4">:</text:span></text:span><text:span text:style-name="T4"> 2,06 <text:tab/></text:span><text:span text:style-name="Strong_20_Emphasis"><text:span text:style-name="T4">SEM.CH:</text:span></text:span><text:span text:style-name="T4"> 18<text:tab/></text:span><text:span text:style-name="Strong_20_Emphasis"><text:span text:style-name="T4">CUM.CH:</text:span></text:span><text:span text:style-name="T4"> 83<text:tab/></text:span><text:span text:style-name="Strong_20_Emphasis"><text:span text:style-name="T4">SEM.CR:</text:span></text:span><text:span text:style-name="T4"> 25,8<text:tab/></text:span><text:span text:style-name="Strong_20_Emphasis"><text:span text:style-name="T4">CUM.CR:</text:span></text:span><text:span text:style-name="T4"> 170,9</text:span></text:p>
        <text:p text:style-name="P14"><text:span text:style-name="Strong_20_Emphasis"><text:span text:style-name="T4">ACD.TERM:</text:span></text:span><text:span text:style-name="T4"> 4<text:tab/></text:span><text:span text:style-name="Strong_20_Emphasis"><text:span text:style-name="T4">ACT.TERM:</text:span></text:span><text:span text:style-name="T4"> 8</text:span></text:p>
        <text:p text:style-name="P14"><text:span text:style-name="Strong_20_Emphasis"><text:span text:style-name="T4">Durum:</text:span></text:span><text:span text:style-name="T4"> </text:span><text:span text:style-name="T1">BAŞARISIZ</text:span><text:span text:style-name="T4"> </text:span></text:p>
        <text:p text:style-name="P1"/>
        <text:p text:style-name="P4"><text:span text:style-name="T1">Akademik Yıl: 2020-21 </text:span><text:tab/><text:tab/>Dönem: <text:span text:style-name="T1">GÜZ</text:span> <text:tab/><text:tab/><text:tab/>Bölüm: MİMARLIK </text:p>
        <table:table table:name="Table18" table:style-name="Table18">
          <table:table-column table:style-name="Table18.A"/>
          <table:table-column table:style-name="Table18.B"/>
          <table:table-column table:style-name="Table18.C"/>
          <table:table-column table:style-name="Table18.D"/>
          <table:table-column table:style-name="Table18.E"/>
          <table:table-column table:style-name="Table18.F"/>
          <table:table-header-rows>
            <table:table-row table:style-name="TableLine94358374371680">
              <table:table-cell table:style-name="Table18.A1" office:value-type="string">
                <text:p text:style-name="P3">Ref. Kod </text:p>
              </table:table-cell>
              <table:table-cell table:style-name="Table18.A1" office:value-type="string">
                <text:p text:style-name="P3">Ders Kod. </text:p>
              </table:table-cell>
              <table:table-cell table:style-name="Table18.A1" office:value-type="string">
                <text:p text:style-name="P3">Ders Adı </text:p>
              </table:table-cell>
              <table:table-cell table:style-name="Table18.A1" office:value-type="string">
                <text:p text:style-name="P3">GRD. </text:p>
              </table:table-cell>
              <table:table-cell table:style-name="Table18.A1" office:value-type="string">
                <text:p text:style-name="P3">CH. </text:p>
              </table:table-cell>
              <table:table-cell table:style-name="Table18.A1" office:value-type="string">
                <text:p text:style-name="P3">CR. </text:p>
              </table:table-cell>
            </table:table-row>
          </table:table-header-rows>
          <table:table-row table:style-name="TableLine94358374406752">
            <table:table-cell table:style-name="Table18.A1" office:value-type="string">
              <text:p text:style-name="P9">71714 </text:p>
            </table:table-cell>
            <table:table-cell table:style-name="Table18.A1" office:value-type="string">
              <text:p text:style-name="P9">ENGL191 </text:p>
            </table:table-cell>
            <table:table-cell table:style-name="Table18.A1" office:value-type="string">
              <text:p text:style-name="P10">Communication in English - I </text:p>
            </table:table-cell>
            <table:table-cell table:style-name="Table18.A1" office:value-type="string">
              <text:p text:style-name="P9">F </text:p>
            </table:table-cell>
            <table:table-cell table:style-name="Table18.A1" office:value-type="string">
              <text:p text:style-name="P9">3 </text:p>
            </table:table-cell>
            <table:table-cell table:style-name="Table18.A1" office:value-type="string">
              <text:p text:style-name="P9">0 </text:p>
            </table:table-cell>
          </table:table-row>
          <table:table-row table:style-name="TableLine94358374408224">
            <table:table-cell table:style-name="Table18.A1" office:value-type="string">
              <text:p text:style-name="P9">71746 </text:p>
            </table:table-cell>
            <table:table-cell table:style-name="Table18.A1" office:value-type="string">
              <text:p text:style-name="P9">ARCH252 </text:p>
            </table:table-cell>
            <table:table-cell table:style-name="Table18.A1" office:value-type="string">
              <text:p text:style-name="P10">Theory of Urban Design </text:p>
            </table:table-cell>
            <table:table-cell table:style-name="Table18.A1" office:value-type="string">
              <text:p text:style-name="P9">F </text:p>
            </table:table-cell>
            <table:table-cell table:style-name="Table18.A1" office:value-type="string">
              <text:p text:style-name="P9">3 </text:p>
            </table:table-cell>
            <table:table-cell table:style-name="Table18.A1" office:value-type="string">
              <text:p text:style-name="P9">0 </text:p>
            </table:table-cell>
          </table:table-row>
        </table:table>
        <text:p text:style-name="P14"><text:span text:style-name="Strong_20_Emphasis"><text:span text:style-name="T4">GPA:</text:span></text:span><text:span text:style-name="T4"> 0 <text:tab/></text:span><text:span text:style-name="Strong_20_Emphasis"><text:span text:style-name="T6">CGPA</text:span></text:span><text:span text:style-name="Strong_20_Emphasis"><text:span text:style-name="T4">:</text:span></text:span><text:span text:style-name="T4"> 2,06 <text:tab/></text:span><text:span text:style-name="Strong_20_Emphasis"><text:span text:style-name="T4">SEM.CH:</text:span></text:span><text:span text:style-name="T4"> 6<text:tab/></text:span><text:span text:style-name="Strong_20_Emphasis"><text:span text:style-name="T4">CUM.CH:</text:span></text:span><text:span text:style-name="T4"> 83<text:tab/></text:span><text:span text:style-name="Strong_20_Emphasis"><text:span text:style-name="T4">SEM.CR:</text:span></text:span><text:span text:style-name="T4"> 0<text:tab/></text:span><text:span text:style-name="Strong_20_Emphasis"><text:span text:style-name="T4">CUM.CR:</text:span></text:span><text:span text:style-name="T4"> 170,9</text:span></text:p>
        <text:p text:style-name="P14"><text:span text:style-name="Strong_20_Emphasis"><text:span text:style-name="T4">ACD.TERM:</text:span></text:span><text:span text:style-name="T4"> 4<text:tab/></text:span><text:span text:style-name="Strong_20_Emphasis"><text:span text:style-name="T4">ACT.TERM:</text:span></text:span><text:span text:style-name="T4"> 8</text:span></text:p>
        <text:p text:style-name="P14"><text:span text:style-name="Strong_20_Emphasis"><text:span text:style-name="T4">Açıklama:</text:span></text:span><text:span text:style-name="T4"> </text:span><text:span text:style-name="T1">BÜTÜNLEME SINAVI </text:span></text:p>
        <text:p text:style-name="P1"/>
        <text:p text:style-name="P4"><text:span text:style-name="T1">Akademik Yıl: 2020-21 </text:span><text:tab/><text:tab/>Dönem: <text:span text:style-name="T1">BAHAR</text:span> <text:tab/><text:tab/>Bölüm: MİMARLIK </text:p>
        <table:table table:name="Table19" table:style-name="Table19">
          <table:table-column table:style-name="Table19.A"/>
          <table:table-column table:style-name="Table19.B"/>
          <table:table-column table:style-name="Table19.C"/>
          <table:table-column table:style-name="Table19.D"/>
          <table:table-column table:style-name="Table19.E"/>
          <table:table-column table:style-name="Table19.F"/>
          <table:table-header-rows>
            <table:table-row table:style-name="TableLine94358374425024">
              <table:table-cell table:style-name="Table19.A1" office:value-type="string">
                <text:p text:style-name="P3">Ref. Kod </text:p>
              </table:table-cell>
              <table:table-cell table:style-name="Table19.A1" office:value-type="string">
                <text:p text:style-name="P3">Ders Kod. </text:p>
              </table:table-cell>
              <table:table-cell table:style-name="Table19.A1" office:value-type="string">
                <text:p text:style-name="P3">Ders Adı </text:p>
              </table:table-cell>
              <table:table-cell table:style-name="Table19.A1" office:value-type="string">
                <text:p text:style-name="P3">GRD. </text:p>
              </table:table-cell>
              <table:table-cell table:style-name="Table19.A1" office:value-type="string">
                <text:p text:style-name="P3">CH. </text:p>
              </table:table-cell>
              <table:table-cell table:style-name="Table19.A1" office:value-type="string">
                <text:p text:style-name="P3">CR. </text:p>
              </table:table-cell>
            </table:table-row>
          </table:table-header-rows>
          <table:table-row table:style-name="TableLine94358374417040">
            <table:table-cell table:style-name="Table19.A1" office:value-type="string">
              <text:p text:style-name="P2">71714 </text:p>
            </table:table-cell>
            <table:table-cell table:style-name="Table19.A1" office:value-type="string">
              <text:p text:style-name="P2">ENGL191 </text:p>
            </table:table-cell>
            <table:table-cell table:style-name="Table19.A1" office:value-type="string">
              <text:p text:style-name="P10">Communication in English - I </text:p>
            </table:table-cell>
            <table:table-cell table:style-name="Table19.A1" office:value-type="string">
              <text:p text:style-name="P9">F </text:p>
            </table:table-cell>
            <table:table-cell table:style-name="Table19.A1" office:value-type="string">
              <text:p text:style-name="P9">3 </text:p>
            </table:table-cell>
            <table:table-cell table:style-name="Table19.A1" office:value-type="string">
              <text:p text:style-name="P9">0 </text:p>
            </table:table-cell>
          </table:table-row>
          <table:table-row table:style-name="TableLine94358374417520">
            <table:table-cell table:style-name="Table19.A1" office:value-type="string">
              <text:p text:style-name="P2">71742 </text:p>
            </table:table-cell>
            <table:table-cell table:style-name="Table19.A1" office:value-type="string">
              <text:p text:style-name="P2">ARCH226 </text:p>
            </table:table-cell>
            <table:table-cell table:style-name="Table19.A1" office:value-type="string">
              <text:p text:style-name="P10">History and Theories of Architecture - II </text:p>
            </table:table-cell>
            <table:table-cell table:style-name="Table19.A1" office:value-type="string">
              <text:p text:style-name="P9">NG </text:p>
            </table:table-cell>
            <table:table-cell table:style-name="Table19.A1" office:value-type="string">
              <text:p text:style-name="P9">3 </text:p>
            </table:table-cell>
            <table:table-cell table:style-name="Table19.A1" office:value-type="string">
              <text:p text:style-name="P9">0 </text:p>
            </table:table-cell>
          </table:table-row>
          <table:table-row table:style-name="TableLine94358374462192">
            <table:table-cell table:style-name="Table19.A1" office:value-type="string">
              <text:p text:style-name="P2">71743 </text:p>
            </table:table-cell>
            <table:table-cell table:style-name="Table19.A1" office:value-type="string">
              <text:p text:style-name="P2">ARCH236 </text:p>
            </table:table-cell>
            <table:table-cell table:style-name="Table19.A1" office:value-type="string">
              <text:p text:style-name="P10">Tectonics of Flexural Structures </text:p>
            </table:table-cell>
            <table:table-cell table:style-name="Table19.A1" office:value-type="string">
              <text:p text:style-name="P9">NG </text:p>
            </table:table-cell>
            <table:table-cell table:style-name="Table19.A1" office:value-type="string">
              <text:p text:style-name="P9">3 </text:p>
            </table:table-cell>
            <table:table-cell table:style-name="Table19.A1" office:value-type="string">
              <text:p text:style-name="P9">0 </text:p>
            </table:table-cell>
          </table:table-row>
          <table:table-row table:style-name="TableLine94358374463536">
            <table:table-cell table:style-name="Table19.A1" office:value-type="string">
              <text:p text:style-name="P2">71745 </text:p>
            </table:table-cell>
            <table:table-cell table:style-name="Table19.A1" office:value-type="string">
              <text:p text:style-name="P2">ARCH246 </text:p>
            </table:table-cell>
            <table:table-cell table:style-name="Table19.A1" office:value-type="string">
              <text:p text:style-name="P3">Energy and Environmental Issues in Design </text:p>
            </table:table-cell>
            <table:table-cell table:style-name="Table19.A1" office:value-type="string">
              <text:p text:style-name="P2">D+ </text:p>
            </table:table-cell>
            <table:table-cell table:style-name="Table19.A1" office:value-type="string">
              <text:p text:style-name="P2">3 </text:p>
            </table:table-cell>
            <table:table-cell table:style-name="Table19.A1" office:value-type="string">
              <text:p text:style-name="P2">3,9 </text:p>
            </table:table-cell>
          </table:table-row>
          <table:table-row table:style-name="TableLine94358374464960">
            <table:table-cell table:style-name="Table19.A1" office:value-type="string">
              <text:p text:style-name="P2">71746 </text:p>
            </table:table-cell>
            <table:table-cell table:style-name="Table19.A1" office:value-type="string">
              <text:p text:style-name="P2">ARCH252 </text:p>
            </table:table-cell>
            <table:table-cell table:style-name="Table19.A1" office:value-type="string">
              <text:p text:style-name="P10">Theory of Urban Design </text:p>
            </table:table-cell>
            <table:table-cell table:style-name="Table19.A1" office:value-type="string">
              <text:p text:style-name="P9">F </text:p>
            </table:table-cell>
            <table:table-cell table:style-name="Table19.A1" office:value-type="string">
              <text:p text:style-name="P9">3 </text:p>
            </table:table-cell>
            <table:table-cell table:style-name="Table19.A1" office:value-type="string">
              <text:p text:style-name="P9">0 </text:p>
            </table:table-cell>
          </table:table-row>
          <table:table-row table:style-name="TableLine94358374461728">
            <table:table-cell table:style-name="Table19.A1" office:value-type="string">
              <text:p text:style-name="P2">71754 </text:p>
            </table:table-cell>
            <table:table-cell table:style-name="Table19.A1" office:value-type="string">
              <text:p text:style-name="P2">ARCH347 </text:p>
            </table:table-cell>
            <table:table-cell table:style-name="Table19.A1" office:value-type="string">
              <text:p text:style-name="P10">Architectural Construction and Materials - III </text:p>
            </table:table-cell>
            <table:table-cell table:style-name="Table19.A1" office:value-type="string">
              <text:p text:style-name="P9">NG </text:p>
            </table:table-cell>
            <table:table-cell table:style-name="Table19.A1" office:value-type="string">
              <text:p text:style-name="P9">3 </text:p>
            </table:table-cell>
            <table:table-cell table:style-name="Table19.A1" office:value-type="string">
              <text:p text:style-name="P9">0 </text:p>
            </table:table-cell>
          </table:table-row>
        </table:table>
        <text:p text:style-name="P14"><text:span text:style-name="Strong_20_Emphasis"><text:span text:style-name="T8">GPA:</text:span></text:span><text:span text:style-name="T8"> 0,22</text:span><text:span text:style-name="T4"> <text:tab/><text:tab/></text:span><text:span text:style-name="Strong_20_Emphasis"><text:span text:style-name="T6">CGPA</text:span></text:span><text:span text:style-name="Strong_20_Emphasis"><text:span text:style-name="T4">:</text:span></text:span><text:span text:style-name="T4"> 1,84 <text:tab/></text:span><text:span text:style-name="Strong_20_Emphasis"><text:span text:style-name="T4">SEM.CH:</text:span></text:span><text:span text:style-name="T4"> 18<text:tab/></text:span><text:span text:style-name="Strong_20_Emphasis"><text:span text:style-name="T4">CUM.CH:</text:span></text:span><text:span text:style-name="T4"> 95<text:tab/></text:span><text:span text:style-name="Strong_20_Emphasis"><text:span text:style-name="T4">SEM.CR:</text:span></text:span><text:span text:style-name="T4"> 3,9<text:tab/></text:span><text:span text:style-name="Strong_20_Emphasis"><text:span text:style-name="T4">CUM.CR:</text:span></text:span><text:span text:style-name="T4"> 174,8</text:span></text:p>
        <text:p text:style-name="P14"><text:span text:style-name="Strong_20_Emphasis"><text:span text:style-name="T4">ACD.TERM:</text:span></text:span><text:span text:style-name="T4"> 5<text:tab/></text:span><text:span text:style-name="Strong_20_Emphasis"><text:span text:style-name="T4">ACT.TERM:</text:span></text:span><text:span text:style-name="T4"> 9</text:span></text:p>
        <text:p text:style-name="P14"><text:span text:style-name="Strong_20_Emphasis"><text:span text:style-name="T4">Durum:</text:span></text:span><text:span text:style-name="T4"> </text:span><text:span text:style-name="T1">SINAMALI</text:span><text:span text:style-name="T4"> </text:span></text:p>
        <text:p text:style-name="P1"/>
        <text:p text:style-name="P11">Akademik Yıl: 2020-21 <text:tab/><text:tab/><text:span text:style-name="T4">Dönem: </text:span>BAHAR<text:span text:style-name="T4"> <text:tab/><text:tab/><text:tab/>Bölüm: MİMARLIK </text:span></text:p>
        <table:table table:name="Table20" table:style-name="Table20">
          <table:table-column table:style-name="Table20.A"/>
          <table:table-column table:style-name="Table20.B"/>
          <table:table-column table:style-name="Table20.C"/>
          <table:table-column table:style-name="Table20.D"/>
          <table:table-column table:style-name="Table20.E"/>
          <table:table-column table:style-name="Table20.F"/>
          <table:table-header-rows>
            <table:table-row table:style-name="TableLine94358374395488">
              <table:table-cell table:style-name="Table20.A1" office:value-type="string">
                <text:p text:style-name="P3">Ref. Kod </text:p>
              </table:table-cell>
              <table:table-cell table:style-name="Table20.A1" office:value-type="string">
                <text:p text:style-name="P3">Ders Kod. </text:p>
              </table:table-cell>
              <table:table-cell table:style-name="Table20.A1" office:value-type="string">
                <text:p text:style-name="P3">Ders Adı </text:p>
              </table:table-cell>
              <table:table-cell table:style-name="Table20.A1" office:value-type="string">
                <text:p text:style-name="P3">GRD. </text:p>
              </table:table-cell>
              <table:table-cell table:style-name="Table20.A1" office:value-type="string">
                <text:p text:style-name="P3">CH. </text:p>
              </table:table-cell>
              <table:table-cell table:style-name="Table20.A1" office:value-type="string">
                <text:p text:style-name="P3">CR. </text:p>
              </table:table-cell>
            </table:table-row>
          </table:table-header-rows>
          <table:table-row table:style-name="TableLine94358374468512">
            <table:table-cell table:style-name="Table20.A1" office:value-type="string">
              <text:p text:style-name="P2">71714 </text:p>
            </table:table-cell>
            <table:table-cell table:style-name="Table20.A1" office:value-type="string">
              <text:p text:style-name="P2">ENGL191 </text:p>
            </table:table-cell>
            <table:table-cell table:style-name="Table20.A1" office:value-type="string">
              <text:p text:style-name="P10">Communication in English - I </text:p>
            </table:table-cell>
            <table:table-cell table:style-name="Table20.A1" office:value-type="string">
              <text:p text:style-name="P9">F </text:p>
            </table:table-cell>
            <table:table-cell table:style-name="Table20.A1" office:value-type="string">
              <text:p text:style-name="P9">3 </text:p>
            </table:table-cell>
            <table:table-cell table:style-name="Table20.A1" office:value-type="string">
              <text:p text:style-name="P9">0 </text:p>
            </table:table-cell>
          </table:table-row>
          <table:table-row table:style-name="TableLine94358374492304">
            <table:table-cell table:style-name="Table20.A1" office:value-type="string">
              <text:p text:style-name="P2">71746 </text:p>
            </table:table-cell>
            <table:table-cell table:style-name="Table20.A1" office:value-type="string">
              <text:p text:style-name="P2">ARCH252 </text:p>
            </table:table-cell>
            <table:table-cell table:style-name="Table20.A1" office:value-type="string">
              <text:p text:style-name="P10">Theory of Urban Design </text:p>
            </table:table-cell>
            <table:table-cell table:style-name="Table20.A1" office:value-type="string">
              <text:p text:style-name="P9">F </text:p>
            </table:table-cell>
            <table:table-cell table:style-name="Table20.A1" office:value-type="string">
              <text:p text:style-name="P9">3 </text:p>
            </table:table-cell>
            <table:table-cell table:style-name="Table20.A1" office:value-type="string">
              <text:p text:style-name="P9">0 </text:p>
            </table:table-cell>
          </table:table-row>
        </table:table>
        <text:p text:style-name="P14"><text:span text:style-name="Strong_20_Emphasis"><text:span text:style-name="T4">GPA:</text:span></text:span><text:span text:style-name="T4"> 0 <text:tab/></text:span><text:span text:style-name="Strong_20_Emphasis"><text:span text:style-name="T6">CGPA</text:span></text:span><text:span text:style-name="Strong_20_Emphasis"><text:span text:style-name="T4">:</text:span></text:span><text:span text:style-name="T4"> 1,84 <text:tab/></text:span><text:span text:style-name="Strong_20_Emphasis"><text:span text:style-name="T4">SEM.CH:</text:span></text:span><text:span text:style-name="T4"> 6<text:tab/></text:span><text:span text:style-name="Strong_20_Emphasis"><text:span text:style-name="T4">CUM.CH:</text:span></text:span><text:span text:style-name="T4"> 95<text:tab/></text:span><text:span text:style-name="Strong_20_Emphasis"><text:span text:style-name="T4">SEM.CR:</text:span></text:span><text:span text:style-name="T4"> 0<text:tab/></text:span><text:span text:style-name="Strong_20_Emphasis"><text:span text:style-name="T4">CUM.CR:</text:span></text:span><text:span text:style-name="T4"> 174,8</text:span></text:p>
        <text:p text:style-name="P14"><text:span text:style-name="Strong_20_Emphasis"><text:span text:style-name="T4">ACD.TERM:</text:span></text:span><text:span text:style-name="T4"> 5<text:tab/></text:span><text:span text:style-name="Strong_20_Emphasis"><text:span text:style-name="T4">ACT.TERM:</text:span></text:span><text:span text:style-name="T4"> 9</text:span></text:p>
        <text:p text:style-name="P14"><text:span text:style-name="Strong_20_Emphasis"><text:span text:style-name="T4">Açıklama:</text:span></text:span><text:span text:style-name="T4"> </text:span><text:span text:style-name="T1">BÜTÜNLEME SINAVI </text:span></text:p>
        <text:p text:style-name="P14"><text:span text:style-name="Strong_20_Emphasis"><text:span text:style-name="T4">Durum:</text:span></text:span><text:span text:style-name="T4"> </text:span><text:span text:style-name="T1">SINAMALI</text:span><text:span text:style-name="T4"> </text:span></text:p>
        <text:p text:style-name="P4"/>
        <text:p text:style-name="P4"><text:soft-page-break/></text:p>
        <text:p text:style-name="P4"/>
        <text:p text:style-name="P5"/>
        <text:p text:style-name="P4"><text:span text:style-name="T1">Akademik Yıl: 2021-22 </text:span><text:tab/><text:tab/>Dönem: <text:span text:style-name="T1">GÜZ</text:span> <text:tab/><text:tab/><text:tab/><text:tab/>Bölüm: MİMARLIK </text:p>
        <table:table table:name="Table21" table:style-name="Table21">
          <table:table-column table:style-name="Table21.A"/>
          <table:table-column table:style-name="Table21.B"/>
          <table:table-column table:style-name="Table21.C"/>
          <table:table-column table:style-name="Table21.D"/>
          <table:table-column table:style-name="Table21.E"/>
          <table:table-column table:style-name="Table21.F"/>
          <table:table-header-rows>
            <table:table-row table:style-name="TableLine94358374508880">
              <table:table-cell table:style-name="Table21.A1" office:value-type="string">
                <text:p text:style-name="P3">Ref. Kod </text:p>
              </table:table-cell>
              <table:table-cell table:style-name="Table21.A1" office:value-type="string">
                <text:p text:style-name="P3">Ders Kod. </text:p>
              </table:table-cell>
              <table:table-cell table:style-name="Table21.A1" office:value-type="string">
                <text:p text:style-name="P3">Ders Adı </text:p>
              </table:table-cell>
              <table:table-cell table:style-name="Table21.A1" office:value-type="string">
                <text:p text:style-name="P3">GRD. </text:p>
              </table:table-cell>
              <table:table-cell table:style-name="Table21.A1" office:value-type="string">
                <text:p text:style-name="P3">CH. </text:p>
              </table:table-cell>
              <table:table-cell table:style-name="Table21.A1" office:value-type="string">
                <text:p text:style-name="P3">CR. </text:p>
              </table:table-cell>
            </table:table-row>
          </table:table-header-rows>
          <table:table-row table:style-name="TableLine94358374509568">
            <table:table-cell table:style-name="Table21.A1" office:value-type="string">
              <text:p text:style-name="P2">71714 </text:p>
            </table:table-cell>
            <table:table-cell table:style-name="Table21.A1" office:value-type="string">
              <text:p text:style-name="P2">ENGL191 </text:p>
            </table:table-cell>
            <table:table-cell table:style-name="Table21.A1" office:value-type="string">
              <text:p text:style-name="P10">Communication in English - I </text:p>
            </table:table-cell>
            <table:table-cell table:style-name="Table21.A1" office:value-type="string">
              <text:p text:style-name="P9">F </text:p>
            </table:table-cell>
            <table:table-cell table:style-name="Table21.A1" office:value-type="string">
              <text:p text:style-name="P9">3 </text:p>
            </table:table-cell>
            <table:table-cell table:style-name="Table21.A1" office:value-type="string">
              <text:p text:style-name="P9">0 </text:p>
            </table:table-cell>
          </table:table-row>
          <table:table-row table:style-name="TableLine94358374505888">
            <table:table-cell table:style-name="Table21.A1" office:value-type="string">
              <text:p text:style-name="P2">71742 </text:p>
            </table:table-cell>
            <table:table-cell table:style-name="Table21.A1" office:value-type="string">
              <text:p text:style-name="P2">ARCH226 </text:p>
            </table:table-cell>
            <table:table-cell table:style-name="Table21.A1" office:value-type="string">
              <text:p text:style-name="P10">History and Theories of Architecture - II </text:p>
            </table:table-cell>
            <table:table-cell table:style-name="Table21.A1" office:value-type="string">
              <text:p text:style-name="P9">NG </text:p>
            </table:table-cell>
            <table:table-cell table:style-name="Table21.A1" office:value-type="string">
              <text:p text:style-name="P9">3 </text:p>
            </table:table-cell>
            <table:table-cell table:style-name="Table21.A1" office:value-type="string">
              <text:p text:style-name="P9">0 </text:p>
            </table:table-cell>
          </table:table-row>
          <table:table-row table:style-name="TableLine94358374558800">
            <table:table-cell table:style-name="Table21.A1" office:value-type="string">
              <text:p text:style-name="P2">71743 </text:p>
            </table:table-cell>
            <table:table-cell table:style-name="Table21.A1" office:value-type="string">
              <text:p text:style-name="P2">ARCH236 </text:p>
            </table:table-cell>
            <table:table-cell table:style-name="Table21.A1" office:value-type="string">
              <text:p text:style-name="P10">Tectonics of Flexural Structures </text:p>
            </table:table-cell>
            <table:table-cell table:style-name="Table21.A1" office:value-type="string">
              <text:p text:style-name="P9">NG </text:p>
            </table:table-cell>
            <table:table-cell table:style-name="Table21.A1" office:value-type="string">
              <text:p text:style-name="P9">3 </text:p>
            </table:table-cell>
            <table:table-cell table:style-name="Table21.A1" office:value-type="string">
              <text:p text:style-name="P9">0 </text:p>
            </table:table-cell>
          </table:table-row>
          <table:table-row table:style-name="TableLine94358374560192">
            <table:table-cell table:style-name="Table21.A1" office:value-type="string">
              <text:p text:style-name="P2">71746 </text:p>
            </table:table-cell>
            <table:table-cell table:style-name="Table21.A1" office:value-type="string">
              <text:p text:style-name="P2">ARCH252 </text:p>
            </table:table-cell>
            <table:table-cell table:style-name="Table21.A1" office:value-type="string">
              <text:p text:style-name="P10">Theory of Urban Design </text:p>
            </table:table-cell>
            <table:table-cell table:style-name="Table21.A1" office:value-type="string">
              <text:p text:style-name="P9">NG </text:p>
            </table:table-cell>
            <table:table-cell table:style-name="Table21.A1" office:value-type="string">
              <text:p text:style-name="P9">3 </text:p>
            </table:table-cell>
            <table:table-cell table:style-name="Table21.A1" office:value-type="string">
              <text:p text:style-name="P9">0 </text:p>
            </table:table-cell>
          </table:table-row>
          <table:table-row table:style-name="TableLine94358374561616">
            <table:table-cell table:style-name="Table21.A1" office:value-type="string">
              <text:p text:style-name="P2">71754 </text:p>
            </table:table-cell>
            <table:table-cell table:style-name="Table21.A1" office:value-type="string">
              <text:p text:style-name="P2">ARCH347 </text:p>
            </table:table-cell>
            <table:table-cell table:style-name="Table21.A1" office:value-type="string">
              <text:p text:style-name="P3">Architectural Construction and Materials - III </text:p>
            </table:table-cell>
            <table:table-cell table:style-name="Table21.A1" office:value-type="string">
              <text:p text:style-name="P2">D </text:p>
            </table:table-cell>
            <table:table-cell table:style-name="Table21.A1" office:value-type="string">
              <text:p text:style-name="P2">3 </text:p>
            </table:table-cell>
            <table:table-cell table:style-name="Table21.A1" office:value-type="string">
              <text:p text:style-name="P2">3 </text:p>
            </table:table-cell>
          </table:table-row>
          <table:table-row table:style-name="TableLine94358374558336">
            <table:table-cell table:style-name="Table21.A1" office:value-type="string">
              <text:p text:style-name="P2">71757 </text:p>
            </table:table-cell>
            <table:table-cell table:style-name="Table21.A1" office:value-type="string">
              <text:p text:style-name="P2">ARCH290 </text:p>
            </table:table-cell>
            <table:table-cell table:style-name="Table21.A1" office:value-type="string">
              <text:p text:style-name="P10">Summer Practice - II </text:p>
            </table:table-cell>
            <table:table-cell table:style-name="Table21.A1" office:value-type="string">
              <text:p text:style-name="P9">U </text:p>
            </table:table-cell>
            <table:table-cell table:style-name="Table21.A1" office:value-type="string">
              <text:p text:style-name="P9">0 </text:p>
            </table:table-cell>
            <table:table-cell table:style-name="Table21.A1" office:value-type="string">
              <text:p text:style-name="P9">0 </text:p>
            </table:table-cell>
          </table:table-row>
          <table:table-row table:style-name="TableLine94358374563984">
            <table:table-cell table:style-name="Table21.A1" office:value-type="string">
              <text:p text:style-name="P2">71771 </text:p>
            </table:table-cell>
            <table:table-cell table:style-name="Table21.A1" office:value-type="string">
              <text:p text:style-name="P2">ARCH491 </text:p>
            </table:table-cell>
            <table:table-cell table:style-name="Table21.A1" office:value-type="string">
              <text:p text:style-name="P10">Architectural Design Studio - V </text:p>
            </table:table-cell>
            <table:table-cell table:style-name="Table21.A1" office:value-type="string">
              <text:p text:style-name="P9">NG </text:p>
            </table:table-cell>
            <table:table-cell table:style-name="Table21.A1" office:value-type="string">
              <text:p text:style-name="P9">6 </text:p>
            </table:table-cell>
            <table:table-cell table:style-name="Table21.A1" office:value-type="string">
              <text:p text:style-name="P9">0 </text:p>
            </table:table-cell>
          </table:table-row>
        </table:table>
        <text:p text:style-name="P14"><text:span text:style-name="Strong_20_Emphasis"><text:span text:style-name="T8">GPA:</text:span></text:span><text:span text:style-name="T8"> 0,14</text:span><text:span text:style-name="T4"> <text:tab/></text:span><text:span text:style-name="Strong_20_Emphasis"><text:span text:style-name="T6">CGPA</text:span></text:span><text:span text:style-name="Strong_20_Emphasis"><text:span text:style-name="T4">:</text:span></text:span><text:span text:style-name="T4"> 1,76 <text:tab/></text:span><text:span text:style-name="Strong_20_Emphasis"><text:span text:style-name="T4">SEM.CH:</text:span></text:span><text:span text:style-name="T4"> 21<text:tab/></text:span><text:span text:style-name="Strong_20_Emphasis"><text:span text:style-name="T4">CUM.CH:</text:span></text:span><text:span text:style-name="T4"> 101<text:tab/></text:span><text:span text:style-name="Strong_20_Emphasis"><text:span text:style-name="T4">SEM.CR:</text:span></text:span><text:span text:style-name="T4"> 3<text:tab/></text:span><text:span text:style-name="Strong_20_Emphasis"><text:span text:style-name="T4">CUM.CR:</text:span></text:span><text:span text:style-name="T4"> 177,8</text:span></text:p>
        <text:p text:style-name="P14"><text:span text:style-name="Strong_20_Emphasis"><text:span text:style-name="T4">ACD.TERM:</text:span></text:span><text:span text:style-name="T4"> 5<text:tab/></text:span><text:span text:style-name="Strong_20_Emphasis"><text:span text:style-name="T4">ACT.TERM:</text:span></text:span><text:span text:style-name="T4"> 10</text:span></text:p>
        <text:p text:style-name="P14"><text:span text:style-name="Strong_20_Emphasis"><text:span text:style-name="T4">Durum:</text:span></text:span><text:span text:style-name="T4"> </text:span><text:span text:style-name="T1">BAŞARISIZ</text:span><text:span text:style-name="T4"> </text:span></text:p>
      </text:section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3T15:17:00.208820720</meta:creation-date>
    <dc:date>2022-02-25T17:06:45.106029713</dc:date>
    <meta:editing-duration>PT3H41S</meta:editing-duration>
    <meta:editing-cycles>4</meta:editing-cycles>
    <meta:generator>LibreOffice/7.2.5.2$Linux_X86_64 LibreOffice_project/20$Build-2</meta:generator>
    <meta:document-statistic meta:table-count="21" meta:image-count="0" meta:object-count="0" meta:page-count="5" meta:paragraph-count="719" meta:word-count="1539" meta:character-count="8901" meta:non-whitespace-character-count="7264"/>
  </office:meta>
</office:document-meta>
</file>